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Garamond" svg:font-family="AGaramond" style:font-family-generic="roman" style:font-pitch="variable"/>
    <style:font-face style:name="AGaramond Italic" svg:font-family="'AGaramond Italic'" style:font-family-generic="roman" style:font-pitch="variable"/>
    <style:font-face style:name="Courier" svg:font-family="Courier" style:font-family-generic="roman" style:font-pitch="variable"/>
    <style:font-face style:name="Stone Sans" svg:font-family="'Stone Sans'" style:font-family-generic="roman" style:font-pitch="variable"/>
    <style:font-face style:name="Stone Sans Semibold" svg:font-family="'Stone Sans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LX">
      <style:text-properties fo:language="en" fo:country="US"/>
    </style:style>
    <style:style style:name="P2" style:family="paragraph" style:parent-style-name="HA" style:master-page-name="Standard">
      <style:paragraph-properties style:page-number="auto"/>
    </style:style>
    <style:style style:name="P3" style:family="paragraph" style:parent-style-name="HB">
      <style:text-properties fo:language="en" fo:country="US"/>
    </style:style>
    <style:style style:name="P4" style:family="paragraph" style:parent-style-name="FT">
      <style:text-properties fo:language="en" fo:country="US"/>
    </style:style>
    <style:style style:name="P5" style:family="paragraph" style:parent-style-name="FT">
      <style:text-properties fo:letter-spacing="normal" fo:language="en" fo:country="US"/>
    </style:style>
    <style:style style:name="P6" style:family="paragraph" style:parent-style-name="Quotation">
      <style:text-properties fo:language="en" fo:country="US"/>
    </style:style>
    <style:style style:name="P7" style:family="paragraph" style:parent-style-name="Quotation_20_Attribution">
      <style:paragraph-properties fo:margin-top="0in" fo:margin-bottom="0.3335in"/>
      <style:text-properties fo:language="en" fo:country="US"/>
    </style:style>
    <style:style style:name="P8" style:family="paragraph" style:parent-style-name="IT">
      <style:text-properties fo:language="en" fo:country="US"/>
    </style:style>
    <style:style style:name="P9" style:family="paragraph" style:parent-style-name="IT">
      <style:text-properties fo:letter-spacing="normal" fo:language="en" fo:country="US"/>
    </style:style>
    <style:style style:name="P10" style:family="paragraph" style:parent-style-name="HC">
      <style:text-properties fo:language="en" fo:country="US"/>
    </style:style>
    <style:style style:name="P11" style:family="paragraph" style:parent-style-name="HD">
      <style:text-properties fo:language="en" fo:country="US"/>
    </style:style>
    <style:style style:name="P12" style:family="paragraph" style:parent-style-name="CDT1">
      <style:text-properties fo:language="en" fo:country="US"/>
    </style:style>
    <style:style style:name="P13" style:family="paragraph" style:parent-style-name="CDT">
      <style:text-properties fo:language="en" fo:country="US"/>
    </style:style>
    <style:style style:name="P14" style:family="paragraph" style:parent-style-name="CDTX">
      <style:text-properties fo:language="en" fo:country="US"/>
    </style:style>
    <style:style style:name="P15" style:family="paragraph" style:parent-style-name="CDTX">
      <style:paragraph-properties fo:margin-top="0in" fo:margin-bottom="0in"/>
      <style:text-properties fo:language="en" fo:country="US"/>
    </style:style>
    <style:style style:name="P16" style:family="paragraph" style:parent-style-name="C1">
      <style:paragraph-properties fo:margin-left="0in" fo:margin-right="0in" fo:text-indent="0in" style:auto-text-indent="false"/>
      <style:text-properties fo:language="en" fo:country="US"/>
    </style:style>
    <style:style style:name="P17" style:family="paragraph" style:parent-style-name="BL1">
      <style:text-properties fo:language="en" fo:country="US"/>
    </style:style>
    <style:style style:name="P18" style:family="paragraph" style:parent-style-name="BL">
      <style:text-properties fo:language="en" fo:country="US"/>
    </style:style>
    <style:style style:name="P19" style:family="paragraph" style:parent-style-name="BX">
      <style:text-properties fo:language="en" fo:country="US"/>
    </style:style>
    <style:style style:name="P20" style:family="paragraph" style:parent-style-name="LH">
      <style:paragraph-properties fo:margin-top="0.3335in" fo:margin-bottom="0.0835in"/>
    </style:style>
    <style:style style:name="P21" style:family="paragraph" style:parent-style-name="LC2">
      <style:text-properties fo:language="en" fo:country="US"/>
    </style:style>
    <style:style style:name="P22" style:family="paragraph" style:parent-style-name="LC">
      <style:text-properties fo:language="en" fo:country="US"/>
    </style:style>
    <style:style style:name="T1" style:family="text">
      <style:text-properties fo:letter-spacing="normal" fo:language="en" fo:country="US"/>
    </style:style>
    <style:style style:name="T2" style:family="text">
      <style:text-properties fo:font-size="20pt" fo:letter-spacing="normal" fo:language="en" fo:country="US" style:font-size-asian="20pt"/>
    </style:style>
    <style:style style:name="T3" style:family="text">
      <style:text-properties fo:language="en" fo:country="US"/>
    </style:style>
    <style:style style:name="T4" style:family="text">
      <style:text-properties style:font-name="AGaramond" fo:language="en" fo:country="US" style:font-name-asian="AGaramond" style:font-name-complex="AGaramond"/>
    </style:style>
    <style:style style:name="T5" style:family="text">
      <style:text-properties style:font-name="AGaramond" fo:font-size="10.5pt" fo:language="en" fo:country="US" style:font-name-asian="AGaramond" style:font-size-asian="10.5pt" style:font-name-complex="AGaramond"/>
    </style:style>
    <style:style style:name="T6" style:family="text">
      <style:text-properties style:font-name="AGaramond Italic" fo:language="en" fo:country="US" style:font-name-asian="AGaramond Italic" style:font-name-complex="AGaramond Italic"/>
    </style:style>
    <style:style style:name="T7" style:family="text">
      <style:text-properties style:font-name="AGaramond Italic" fo:font-size="10.5pt" fo:language="en" fo:country="US" style:font-name-asian="AGaramond Italic" style:font-size-asian="10.5pt" style:font-name-complex="AGaramond Italic"/>
    </style:style>
    <style:style style:name="T8" style:family="text">
      <style:text-properties fo:font-size="9pt" fo:language="en" fo:country="US" style:font-size-asian="9pt"/>
    </style:style>
    <style:style style:name="T9" style:family="text">
      <style:text-properties style:font-name="Stone Sans" fo:font-size="13pt" fo:language="en" fo:country="US" style:font-name-asian="Stone Sans" style:font-size-asian="13pt" style:font-name-complex="Stone Sans"/>
    </style:style>
    <style:style style:name="T10" style:family="text">
      <style:text-properties fo:font-size="13pt" fo:language="en" fo:country="US" style:font-size-asian="13pt"/>
    </style:style>
    <style:style style:name="T11" style:family="text">
      <style:text-properties fo:font-size="8pt" fo:language="en" fo:country="US" style:font-size-asian="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Chapter_20_Word"><text:span text:style-name="T2">Chapter </text:span></text:span><text:span text:style-name="T3">13</text:span></text:p>
      <text:p text:style-name="P3">Threads in Ruby</text:p>
      <text:p text:style-name="P6">He draweth out the thread of his argument<text:tab/><text:line-break/>finer than the staple of his verbosity</text:p>
      <text:p text:style-name="Quotation_20_Attribution"><text:span text:style-name="T3">—William Shakespeare,<text:line-break/></text:span><text:span text:style-name="T4">Love’s Labours Lost</text:span><text:span text:style-name="T3">, Act V, Sc. 1</text:span></text:p>
      <text:p text:style-name="FT"><text:span text:style-name="T3">Threads</text:span><text:span text:style-name="T4"> are sometimes called </text:span><text:span text:style-name="T3">lightweight processes. They are nothing more than a way to achieve concurrency without all the overhead of switching tasks at the operating system level. (Of course, the computing community is not in perfect agreement about the definition of threads, but we won’t go into that.)</text:span></text:p>
      <text:p text:style-name="IT"><text:span text:style-name="T3">Ruby threads are </text:span><text:span text:style-name="T6">user-level</text:span><text:span text:style-name="T3"> threads and are operating system independent. They work on DOS as well as on UNIX. There will definitely be a performance hit, however, which also varies by operating system.</text:span></text:p>
      <text:p text:style-name="P8">Threads are useful in circumstances where, for instance, separate pieces of code naturally function independently of each other. They are also used when an application spends much of its time waiting for an event. Often while one thread is waiting, another can be doing useful processing.</text:p>
      <text:p text:style-name="IT"><text:span text:style-name="T3">On the other hand, there are some potential disadvantages in the use of threads. The decrease in speed has to be weighed against the benefits. Also, in some cases access to a resource is inherently serialized, so that threading doesn’t help. Finally, some</text:span><text:span text:style-name="T3">times the overhead of synchronizing access to global resources exceeds the saving due to multithreading.</text:span></text:p>
      <text:p text:style-name="P8">For these and other reasons, some authorities claim that threaded programming is to be avoided. Indeed, concurrent code can be complex, error-prone, and difficult to debug. But we will leave it to the reader to decide when it is appropriate to use these techniques.</text:p>
      <text:p text:style-name="IT"><text:span text:style-name="T3">The difficulties associated with unsynchronized threads are well-known. Global data may be corrupted by threads attempting simultaneous access to those data. Race conditions may occur wherein one thread makes some assumption about what another has done already; these commonly result in “nondeterministic” code that may run differently with each execution. Finally, there is the danger of deadlock, wherein no thread can continue because it is waiting for a resource held by some other thread, which is also blocked. Code written to avoid these problems is referred to as </text:span><text:span text:style-name="T6">thread-safe</text:span><text:span text:style-name="T3"> code.</text:span></text:p>
      <text:p text:style-name="P8">Not all of Ruby is thread-safe, but synchronization methods are available that enable you to control access to variables and resources, protect critical sections of code, and avoid deadlock. We will deal with these techniques in this chapter and give code fragments to illustrate them.</text:p>
      <text:p text:style-name="P10"><text:soft-page-break/>13.1 <text:s text:c="4"/>Creating and Manipulating Threads</text:p>
      <text:p text:style-name="P4">The most basic operations on threads include creating a thread, passing information in and out, stopping a thread, and so on. We can also obtain lists of threads, check the state of a thread, and check various other information.</text:p>
      <text:p text:style-name="P8">We present an overview of these basic operations here.</text:p>
      <text:p text:style-name="P11">13.1.1  Creating Threads</text:p>
      <text:p text:style-name="FT"><text:span text:style-name="T5">Creating a thread is easy. Simply call the </text:span><text:span text:style-name="CD1"><text:span text:style-name="T8">new</text:span></text:span><text:span text:style-name="T3"> method and attach a block that will be the body of the thread.</text:span></text:p>
      <text:p text:style-name="P12"><text:s text:c="4"/>thread = Thread.new do</text:p>
      <text:p text:style-name="P13"><text:s text:c="6"/># Statements comprising</text:p>
      <text:p text:style-name="P13"><text:s text:c="6"/># <text:s text:c="2"/>the thread...</text:p>
      <text:p text:style-name="P14"><text:s text:c="4"/>end</text:p>
      <text:p text:style-name="IT"><text:span text:style-name="T5">The value returned is obviously an object of type </text:span><text:span text:style-name="CD1"><text:span text:style-name="T8">Thread</text:span></text:span><text:span text:style-name="T3">. This is usable by the main thread to control the thread it has created.</text:span></text:p>
      <text:p text:style-name="IT"><text:span text:style-name="T3">What if we want to pass parameters into a thread? We can do this by passing parameters into </text:span><text:span text:style-name="CD1"><text:span text:style-name="T8">Thread.new</text:span></text:span><text:span text:style-name="T3">, which in turn will pass them into the block.</text:span></text:p>
      <text:p text:style-name="P12"><text:s text:c="4"/>a = 4</text:p>
      <text:p text:style-name="P13"><text:s text:c="4"/>b = 5</text:p>
      <text:p text:style-name="P13"><text:s text:c="4"/>c = 6</text:p>
      <text:p text:style-name="P13"><text:s text:c="4"/>thread2 = Thread.new(a,b,c) do |a, x, y|</text:p>
      <text:p text:style-name="P13"><text:s text:c="6"/># Manipulate a, x, and y as needed.</text:p>
      <text:p text:style-name="P13"><text:s text:c="4"/>end</text:p>
      <text:p text:style-name="P13"/>
      <text:p text:style-name="P13"><text:s text:c="4"/># Note that if a is changed in the new thread, it will</text:p>
      <text:p text:style-name="P13"><text:s text:c="4"/># <text:s text:c="2"/>change suddenly and without warning in the main</text:p>
      <text:p text:style-name="P14"><text:s text:c="4"/># <text:s text:c="2"/>thread.</text:p>
      <text:p text:style-name="IT"><text:span text:style-name="T5">Like any other block parameters, any of these that correspond to existing variables will be effectively identical to those variables. The variable </text:span><text:span text:style-name="CD1"><text:span text:style-name="T8">a</text:span></text:span><text:span text:style-name="T3"> in the preceding code fragment is a “dangerous” variable in this sense, as the comment points out.</text:span></text:p>
      <text:p text:style-name="P8">Threads may also access variables from the scope in which they were created. Obviously without synchronization this can be problematic. The main thread and one or more other threads may modify the variable independently of each other, and the results may be unpredictable.</text:p>
      <text:p text:style-name="P12"><text:s text:c="4"/>x = 1</text:p>
      <text:p text:style-name="P13"><text:s text:c="4"/>y = 2</text:p>
      <text:p text:style-name="P13"><text:s text:c="4"/>thread3 = Thread.new do</text:p>
      <text:p text:style-name="P13"><text:s text:c="6"/># This thread can manipulate x and y from the outer scope,</text:p>
      <text:p text:style-name="P13"><text:s text:c="6"/># <text:s text:c="2"/>but this is not always safe.</text:p>
      <text:p text:style-name="P13"><text:s text:c="6"/>sleep(rand(0)) <text:s/># Sleep a random fraction of a second.</text:p>
      <text:p text:style-name="P13"><text:s text:c="6"/>x = 3</text:p>
      <text:p text:style-name="P13"><text:s text:c="4"/>end</text:p>
      <text:p text:style-name="P13"/>
      <text:p text:style-name="P13"><text:s text:c="4"/>sleep(rand(0))</text:p>
      <text:p text:style-name="P13"><text:s text:c="4"/>puts x</text:p>
      <text:p text:style-name="P13"><text:soft-page-break/><text:s text:c="4"/># Running this code repeatedly, x may be 1 or 3 when it</text:p>
      <text:p text:style-name="P14"><text:s text:c="4"/># <text:s text:c="2"/>is printed here!</text:p>
      <text:p text:style-name="IT"><text:span text:style-name="T5">The method </text:span><text:span text:style-name="CD1"><text:span text:style-name="T8">fork</text:span></text:span><text:span text:style-name="T5"> is an alias for </text:span><text:span text:style-name="CD1"><text:span text:style-name="T8">new</text:span></text:span><text:span text:style-name="T3">; this name is derived from the well-known UNIX system call of the same name.</text:span></text:p>
      <text:p text:style-name="P11">13.1.2  Accessing Thread-local Variables</text:p>
      <text:p text:style-name="P4">We know that it can be dangerous for a thread to use variables from outside its scope; we know also that a thread can have local data of its own. But what if a thread wants to “make public” some of the data that it owns?</text:p>
      <text:p text:style-name="IT"><text:span text:style-name="T3">There is a special mechanism for this purpose. If a thread object is treated as a hash, thread-local data can be accessed from anywhere within the scope of that thread object. We don’t mean that actual local variables can be accessed in this way, but only that we have access to named data on a per-thread basis.</text:span></text:p>
      <text:p text:style-name="IT"><text:span text:style-name="T3">There is also a method called </text:span><text:span text:style-name="CD1"><text:span text:style-name="T8">key?</text:span></text:span><text:span text:style-name="T3"> that will tell us whether a given name is in use for this thread.</text:span></text:p>
      <text:p text:style-name="IT"><text:span text:style-name="T3">Within the thread, we must refer to the data in the same hashlike way. Using </text:span><text:span text:style-name="CD1"><text:span text:style-name="T8">Thread.current</text:span></text:span><text:span text:style-name="T3"> will make this a little less unwieldy.</text:span></text:p>
      <text:p text:style-name="P12"><text:s text:c="4"/>thread = Thread.new do</text:p>
      <text:p text:style-name="P13"><text:s text:c="6"/>t = Thread.current</text:p>
      <text:p text:style-name="P13"><text:s text:c="6"/>t[:var1] = "This is a string"</text:p>
      <text:p text:style-name="P13"><text:s text:c="6"/>t[:var2] = 365</text:p>
      <text:p text:style-name="P13"><text:s text:c="4"/>end</text:p>
      <text:p text:style-name="P13"/>
      <text:p text:style-name="P13"><text:s text:c="4"/># Access the thread-local data from outside...</text:p>
      <text:p text:style-name="P13"/>
      <text:p text:style-name="P13"><text:s text:c="4"/>x = thread[:var1] <text:s text:c="14"/># "This is a string"</text:p>
      <text:p text:style-name="P13"><text:s text:c="4"/>y = thread[:var2] <text:s text:c="14"/># 365</text:p>
      <text:p text:style-name="P13"/>
      <text:p text:style-name="P13"><text:s text:c="4"/>has_var2 = thread.key?("var2") <text:s/># true</text:p>
      <text:p text:style-name="P14"><text:s text:c="4"/>has_var3 = thread.key?("var3") <text:s/># false</text:p>
      <text:p text:style-name="P8">Note that these data are accessible from other threads even after the thread that owned them is dead (as in this case).</text:p>
      <text:p text:style-name="P8">Besides a symbol (as we just saw) we can also use a string to identify the thread-local variable.</text:p>
      <text:p text:style-name="P12"><text:s text:c="4"/>thread = Thread.new do</text:p>
      <text:p text:style-name="P13"><text:s text:c="6"/>t = Thread.current</text:p>
      <text:p text:style-name="P13"><text:s text:c="6"/>t["var3"] = 25</text:p>
      <text:p text:style-name="P13"><text:s text:c="6"/>t[:var4] = "foobar"</text:p>
      <text:p text:style-name="P13"><text:s text:c="4"/>end</text:p>
      <text:p text:style-name="P13"/>
      <text:p text:style-name="P13"><text:s text:c="4"/>a = thread[:var3] = 25</text:p>
      <text:p text:style-name="P14"><text:s text:c="4"/>b = thread["var4"] = "foobar"</text:p>
      <text:p text:style-name="P8">Don’t confuse these special names with actual local variables. The following code fragment illustrates the difference a little more clearly:</text:p>
      <text:p text:style-name="P12"><text:soft-page-break/><text:s text:c="4"/>thread = Thread.new do</text:p>
      <text:p text:style-name="P13"><text:s text:c="6"/>t = Thread.current</text:p>
      <text:p text:style-name="P13"><text:s text:c="6"/>t["var3"] = 25</text:p>
      <text:p text:style-name="P13"><text:s text:c="6"/>t[:var4] = "foobar"</text:p>
      <text:p text:style-name="P13"><text:s text:c="6"/>var3 = 99 <text:s text:c="11"/># True local variables (not</text:p>
      <text:p text:style-name="P13"><text:s text:c="6"/>var4 = "zorch" <text:s text:c="6"/># accessible from outside)</text:p>
      <text:p text:style-name="P13"><text:s text:c="4"/>end</text:p>
      <text:p text:style-name="P13"/>
      <text:p text:style-name="P13"><text:s text:c="4"/>a = thread[:var3] <text:s text:c="5"/># 25</text:p>
      <text:p text:style-name="P14"><text:s text:c="4"/>b = thread["var4"] <text:s text:c="4"/># "foobar"</text:p>
      <text:p text:style-name="P8">Finally, note that an object reference (to a true local variable) can be used as a sort of shorthand within the thread. This is true as long as you are careful to preserve the same object reference rather than create a new one.</text:p>
      <text:p text:style-name="P12"><text:s text:c="4"/>thread = Thread.new do</text:p>
      <text:p text:style-name="P13"><text:s text:c="6"/>t = Thread.current</text:p>
      <text:p text:style-name="P13"><text:s text:c="6"/>x = "nXxeQPdMdxiBAxh"</text:p>
      <text:p text:style-name="P13"><text:s text:c="6"/>t[:my_message] = x</text:p>
      <text:p text:style-name="P13"><text:s text:c="6"/>x.reverse!</text:p>
      <text:p text:style-name="P13"><text:s text:c="6"/>x.delete! "x"</text:p>
      <text:p text:style-name="P13"><text:s text:c="6"/>x.gsub!(/[A-Z]/,"")</text:p>
      <text:p text:style-name="P13"><text:s text:c="6"/># On the other hand, assignment would create a new</text:p>
      <text:p text:style-name="P13"><text:s text:c="6"/># object and make this shorthand useless...</text:p>
      <text:p text:style-name="P13"><text:s text:c="4"/>end</text:p>
      <text:p text:style-name="P13"/>
      <text:p text:style-name="P14"><text:s text:c="4"/>a = thread[:my_message] <text:s text:c="2"/># "hidden"</text:p>
      <text:p text:style-name="IT"><text:span text:style-name="T5">Also, this shortcut will obviously not work when you are dealing with values such as </text:span><text:span text:style-name="CD1"><text:span text:style-name="T8">Fixnum</text:span></text:span><text:span text:style-name="T3">s, which are stored as immediate values rather than object references.</text:span></text:p>
      <text:p text:style-name="P11">13.1.3  Querying and Changing Thread Status</text:p>
      <text:p text:style-name="FT"><text:span text:style-name="T5">The </text:span><text:span text:style-name="CD1"><text:span text:style-name="T8">Thread</text:span></text:span><text:span text:style-name="T5"> class has several class methods that serve various purposes. The </text:span><text:span text:style-name="CD1"><text:span text:style-name="T8">list</text:span></text:span><text:span text:style-name="T5"> method returns an array of all living threads; the </text:span><text:span text:style-name="CD1"><text:span text:style-name="T8">main</text:span></text:span><text:span text:style-name="T5"> method returns a reference to the main thread, which spawns the others; and the </text:span><text:span text:style-name="C1"><text:span text:style-name="T8">current</text:span></text:span><text:span text:style-name="T3"> method allows a thread to find its own identity.</text:span></text:p>
      <text:p text:style-name="P12"><text:s text:c="4"/>t1 = Thread.new { sleep 100 }</text:p>
      <text:p text:style-name="P13"><text:s text:c="4"/>t2 = Thread.new do</text:p>
      <text:p text:style-name="P13"><text:s text:c="6"/>if Thread.current == Thread.main</text:p>
      <text:p text:style-name="P13"><text:s text:c="8"/>puts "This is the main thread." <text:s text:c="2"/># Does NOT print</text:p>
      <text:p text:style-name="P13"><text:s text:c="6"/>end</text:p>
      <text:p text:style-name="P13"><text:s text:c="6"/>1.upto(1000) { sleep 0.1 }</text:p>
      <text:p text:style-name="P13"><text:s text:c="4"/>end</text:p>
      <text:p text:style-name="P13"/>
      <text:p text:style-name="P13"><text:s text:c="4"/>count = Thread.list.size <text:s text:c="13"/># 3</text:p>
      <text:p text:style-name="P13"><text:s text:c="4"/>if Thread.list.include?(Thread.main)</text:p>
      <text:p text:style-name="P13"><text:s text:c="6"/>puts "Main thread is alive." <text:s text:c="7"/># Always prints!</text:p>
      <text:p text:style-name="P13"><text:s text:c="4"/>end</text:p>
      <text:p text:style-name="P13"><text:s text:c="4"/>if Thread.current == Thread.main</text:p>
      <text:p text:style-name="P13"><text:s text:c="6"/>puts "I'm the main thread." <text:s text:c="8"/># Prints here...</text:p>
      <text:p text:style-name="P14"><text:s text:c="4"/>end</text:p>
      <text:p text:style-name="IT"><text:soft-page-break/><text:span text:style-name="T5">The </text:span><text:span text:style-name="CD1"><text:span text:style-name="T8">exit</text:span></text:span><text:span text:style-name="T5">, </text:span><text:span text:style-name="CD1"><text:span text:style-name="T8">pass</text:span></text:span><text:span text:style-name="T5">, </text:span><text:span text:style-name="CD1"><text:span text:style-name="T8">start</text:span></text:span><text:span text:style-name="T5">, </text:span><text:span text:style-name="CD1"><text:span text:style-name="T8">stop</text:span></text:span><text:span text:style-name="T5">, and </text:span><text:span text:style-name="CD1"><text:span text:style-name="T8">kill</text:span></text:span><text:span text:style-name="T3"> methods are used to control the execution of threads (often from inside or outside):</text:span></text:p>
      <text:p text:style-name="P12"><text:s text:c="4"/># In the main thread...</text:p>
      <text:p text:style-name="P13"><text:s text:c="4"/>Thread.kill(t1) <text:s text:c="9"/># Kill this thread now</text:p>
      <text:p text:style-name="P13"><text:s text:c="4"/>Thread.pass <text:s text:c="13"/># Pass execution to t2 now</text:p>
      <text:p text:style-name="P13"><text:s text:c="4"/>t3 = Thread.new do</text:p>
      <text:p text:style-name="P13"><text:s text:c="6"/>sleep 20</text:p>
      <text:p text:style-name="P13"><text:s text:c="6"/>Thread.exit <text:s text:c="11"/># Exit the thread</text:p>
      <text:p text:style-name="P13"><text:s text:c="6"/>puts "Can't happen!" <text:s text:c="2"/># Never reached</text:p>
      <text:p text:style-name="P13"><text:s text:c="4"/>end</text:p>
      <text:p text:style-name="P13"><text:s text:c="4"/>Thread.kill(t2) <text:s text:c="9"/># Now kill t2</text:p>
      <text:p text:style-name="P13"><text:s text:c="4"/># Now exit the main thread (killing any others)</text:p>
      <text:p text:style-name="P14"><text:s text:c="4"/>Thread.exit</text:p>
      <text:p text:style-name="IT"><text:span text:style-name="T5">Note that there is no instance method </text:span><text:span text:style-name="CD1"><text:span text:style-name="T8">stop</text:span></text:span><text:span text:style-name="T3">, so a thread can stop itself but not another thread.</text:span></text:p>
      <text:p text:style-name="IT"><text:span text:style-name="T3">There are various methods for checking the state of a thread. The instance method </text:span><text:span text:style-name="CD1"><text:span text:style-name="T8">alive?</text:span></text:span><text:span text:style-name="T3"> will tell whether the thread is still “living” (not exited), and </text:span><text:span text:style-name="CD1"><text:span text:style-name="T8">stop?</text:span></text:span><text:span text:style-name="T3"> will tell whether the thread is in a stopped state.</text:span></text:p>
      <text:p text:style-name="P12"><text:s text:c="4"/>count = 0</text:p>
      <text:p text:style-name="P13"><text:s text:c="4"/>t1 = Thread.new { loop { count += 1 } }</text:p>
      <text:p text:style-name="P13"><text:s text:c="4"/>t2 = Thread.new { Thread.stop }</text:p>
      <text:p text:style-name="P13"><text:s text:c="4"/>sleep 1</text:p>
      <text:p text:style-name="P13"><text:s text:c="4"/>flags = [t1.alive?, <text:s text:c="3"/># true</text:p>
      <text:p text:style-name="P13"><text:s text:c="13"/>t1.stop?, <text:s text:c="4"/># false</text:p>
      <text:p text:style-name="P13"><text:s text:c="13"/>t2.alive?, <text:s text:c="3"/># true</text:p>
      <text:p text:style-name="P14"><text:s text:c="13"/>t2.stop?] <text:s text:c="4"/># true</text:p>
      <text:p text:style-name="IT"><text:span text:style-name="T5">The status of a thread may be determined using the </text:span><text:span text:style-name="CD1"><text:span text:style-name="T8">status</text:span></text:span><text:span text:style-name="T5"> method. The value returned will be </text:span><text:span text:style-name="CD1"><text:span text:style-name="T8">"run"</text:span></text:span><text:span text:style-name="T5"> if the thread is currently running; </text:span><text:span text:style-name="CD1"><text:span text:style-name="T8">sleep</text:span></text:span><text:span text:style-name="T5"> if it is stopped, sleeping, or waiting on I/O; </text:span><text:span text:style-name="CD1"><text:span text:style-name="T8">false</text:span></text:span><text:span text:style-name="T5"> if it terminated normally; and </text:span><text:span text:style-name="CD1"><text:span text:style-name="T8">nil</text:span></text:span><text:span text:style-name="T3"> if it terminated with an exception.</text:span></text:p>
      <text:p text:style-name="P12"><text:s text:c="4"/>t1 = Thread.new { loop {} }</text:p>
      <text:p text:style-name="P13"><text:s text:c="4"/>t2 = Thread.new { sleep 5 }</text:p>
      <text:p text:style-name="P13"><text:s text:c="4"/>t3 = Thread.new { Thread.stop }</text:p>
      <text:p text:style-name="P13"><text:s text:c="4"/>t4 = Thread.new { Thread.exit }</text:p>
      <text:p text:style-name="P13"><text:s text:c="4"/>t5 = Thread.new { raise "exception" }</text:p>
      <text:p text:style-name="P13"><text:s text:c="4"/>s1 = t1.status <text:s text:c="3"/># "run"</text:p>
      <text:p text:style-name="P13"><text:s text:c="4"/>s2 = t2.status <text:s text:c="3"/># "sleep"</text:p>
      <text:p text:style-name="P13"><text:s text:c="4"/>s3 = t3.status <text:s text:c="3"/># "sleep"</text:p>
      <text:p text:style-name="P13"><text:s text:c="4"/>s4 = t4.status <text:s text:c="3"/># false</text:p>
      <text:p text:style-name="P14"><text:s text:c="4"/>s5 = t5.status <text:s text:c="3"/># nil</text:p>
      <text:p text:style-name="IT"><text:span text:style-name="T5">The global variable </text:span><text:span text:style-name="CD1"><text:span text:style-name="T8">$SAFE</text:span></text:span><text:span text:style-name="T5"> may be set differently in different threads. In this sense, it is not truly a global variable at all, but we should not complain because this allows us to have threads run with different levels of safety. The </text:span><text:span text:style-name="CD1"><text:span text:style-name="T8">safe_level</text:span></text:span><text:span text:style-name="T3"> method will tell us at what level a thread is running.</text:span></text:p>
      <text:p text:style-name="P12"><text:s text:c="4"/>t1 = Thread.new { $SAFE = 1; sleep 5 }</text:p>
      <text:p text:style-name="P13"><text:s text:c="4"/>t2 = Thread.new { $SAFE = 3; sleep 5 }</text:p>
      <text:p text:style-name="P13"><text:soft-page-break/><text:s text:c="4"/>sleep 1</text:p>
      <text:p text:style-name="P13"><text:s text:c="4"/>lev0 = Thread.main.safe_level <text:s text:c="3"/># 0</text:p>
      <text:p text:style-name="P13"><text:s text:c="4"/>lev1 = t1.safe_level <text:s text:c="12"/># 1</text:p>
      <text:p text:style-name="P14"><text:s text:c="4"/>lev2 = t2.safe_level <text:s text:c="12"/># 3</text:p>
      <text:p text:style-name="IT"><text:span text:style-name="T5">The priority of a thread may be examined and changed using the </text:span><text:span text:style-name="CD1"><text:span text:style-name="T8">priority</text:span></text:span><text:span text:style-name="T3"> ­accessor:</text:span></text:p>
      <text:p text:style-name="P12"><text:s text:c="4"/>t1 = Thread.new { loop { sleep 1 } }</text:p>
      <text:p text:style-name="P13"><text:s text:c="4"/>t2 = Thread.new { loop { sleep 1 } }</text:p>
      <text:p text:style-name="P13"><text:s text:c="4"/>t2.priority = 3 <text:s text:c="3"/># Set t2 at priority 3</text:p>
      <text:p text:style-name="P13"><text:s text:c="4"/>p1 = t1.priority <text:s text:c="2"/># 0</text:p>
      <text:p text:style-name="P14"><text:s text:c="4"/>p2 = t2.priority <text:s text:c="2"/># 3</text:p>
      <text:p text:style-name="P8">A thread with higher (numerically greater) priority will be scheduled more often.</text:p>
      <text:p text:style-name="IT"><text:span text:style-name="T3">The special method </text:span><text:span text:style-name="CD1"><text:span text:style-name="T8">pass</text:span></text:span><text:span text:style-name="T3"> is used when a thread wants to yield control to the scheduler. The thread merely yields its current timeslice; it doesn’t actually stop or go to sleep.</text:span></text:p>
      <text:p text:style-name="P12"><text:s text:c="4"/>t1 = Thread.new do</text:p>
      <text:p text:style-name="P13"><text:s text:c="6"/>puts "alpha"</text:p>
      <text:p text:style-name="P13"><text:s text:c="6"/>Thread.pass</text:p>
      <text:p text:style-name="P13"><text:s text:c="6"/>puts "beta"</text:p>
      <text:p text:style-name="P13"><text:s text:c="4"/>end</text:p>
      <text:p text:style-name="P13"><text:s text:c="4"/>t2 = Thread.new do</text:p>
      <text:p text:style-name="P13"><text:s text:c="6"/>puts "gamma"</text:p>
      <text:p text:style-name="P13"><text:s text:c="6"/>puts "delta"</text:p>
      <text:p text:style-name="P13"><text:s text:c="4"/>end</text:p>
      <text:p text:style-name="P13"/>
      <text:p text:style-name="P13"><text:s text:c="4"/>t1.join</text:p>
      <text:p text:style-name="P14"><text:s text:c="4"/>t2.join</text:p>
      <text:p text:style-name="IT"><text:span text:style-name="T5">In this contrived example, we get output in the order </text:span><text:span text:style-name="CD1"><text:span text:style-name="T8">alpha gamma delta beta</text:span></text:span><text:span text:style-name="T5"> when </text:span><text:span text:style-name="CD1"><text:span text:style-name="T8">Thread.pass</text:span></text:span><text:span text:style-name="T5"> is called as shown. Without it we get </text:span><text:span text:style-name="CD1"><text:span text:style-name="T8">alpha beta gamma delta</text:span></text:span><text:span text:style-name="T3"> as the order. Of course, this feature should not be used for synchronization but only for the thrifty allocation of timeslices.</text:span></text:p>
      <text:p text:style-name="IT"><text:span text:style-name="T3">A thread that is stopped may be awakened by use of the </text:span><text:span text:style-name="CD1"><text:span text:style-name="T8">run</text:span></text:span><text:span text:style-name="T3"> or </text:span><text:span text:style-name="CD1"><text:span text:style-name="T8">wakeup</text:span></text:span><text:span text:style-name="T3"> methods:</text:span></text:p>
      <text:p text:style-name="P12"><text:s text:c="4"/>t1 = Thread.new do</text:p>
      <text:p text:style-name="P13"><text:s text:c="6"/>Thread.stop</text:p>
      <text:p text:style-name="P13"><text:s text:c="6"/>puts "There is an emerald here."</text:p>
      <text:p text:style-name="P13"><text:s text:c="4"/>end</text:p>
      <text:p text:style-name="P13"><text:s text:c="4"/>t2 = Thread.new do</text:p>
      <text:p text:style-name="P13"><text:s text:c="6"/>Thread.stop</text:p>
      <text:p text:style-name="P13"><text:s text:c="6"/>puts "You're at Y2."</text:p>
      <text:p text:style-name="P13"><text:s text:c="4"/>end</text:p>
      <text:p text:style-name="P13"/>
      <text:p text:style-name="P13"><text:s text:c="4"/>sleep 1</text:p>
      <text:p text:style-name="P13"><text:s text:c="4"/>t1.wakeup</text:p>
      <text:p text:style-name="P14"><text:s text:c="4"/>t2.run</text:p>
      <text:p text:style-name="IT"><text:span text:style-name="T5">The difference in these is subtle. The </text:span><text:span text:style-name="CD1"><text:span text:style-name="T8">wakeup</text:span></text:span><text:span text:style-name="T5"> call will change the state of the thread so that it is runnable but will not schedule it to be run; on the other hand, </text:span><text:span text:style-name="CD1"><text:span text:style-name="T8">run</text:span></text:span><text:span text:style-name="T3"> will wake up the thread and schedule it for immediate running.</text:span></text:p>
      <text:p text:style-name="IT"><text:soft-page-break/><text:span text:style-name="T3">In this particular case, the result is that </text:span><text:span text:style-name="CD1"><text:span text:style-name="T8">t1</text:span></text:span><text:span text:style-name="T3"> wakes up </text:span><text:span text:style-name="T6">before</text:span><text:span text:style-name="T3"> </text:span><text:span text:style-name="CD1"><text:span text:style-name="T8">t2</text:span></text:span><text:span text:style-name="T3">, but </text:span><text:span text:style-name="CD1"><text:span text:style-name="T8">t2</text:span></text:span><text:span text:style-name="T3"> gets scheduled first, producing the following output:</text:span></text:p>
      <text:p text:style-name="P12"><text:s text:c="4"/>You're at Y2.</text:p>
      <text:p text:style-name="P14"><text:s text:c="4"/>There is an emerald here.</text:p>
      <text:p text:style-name="P8">Of course, it would be unwise to attempt true synchronization by depending on this subtlety.</text:p>
      <text:p text:style-name="IT"><text:span text:style-name="T3">The </text:span><text:span text:style-name="CD1"><text:span text:style-name="T8">raise</text:span></text:span><text:span text:style-name="T3"> instance method will raise an exception in the thread specified as the receiver. (The call does not have to originate within the thread.)</text:span></text:p>
      <text:p text:style-name="P12"><text:s text:c="4"/>factorial1000 = Thread.new do</text:p>
      <text:p text:style-name="P13"><text:s text:c="6"/>begin</text:p>
      <text:p text:style-name="P13"><text:s text:c="8"/>prod = 1</text:p>
      <text:p text:style-name="P13"><text:s text:c="8"/>1.upto(1000) {|n| prod *= n }</text:p>
      <text:p text:style-name="P13"><text:s text:c="8"/>puts "1000! = #{prod}"</text:p>
      <text:p text:style-name="P13"><text:s text:c="6"/>rescue</text:p>
      <text:p text:style-name="P13"><text:s text:c="8"/># Do nothing...</text:p>
      <text:p text:style-name="P13"><text:s text:c="6"/>end</text:p>
      <text:p text:style-name="P13"><text:s text:c="4"/>end</text:p>
      <text:p text:style-name="P13"/>
      <text:p text:style-name="P13"><text:s text:c="4"/>sleep 0.01 <text:s text:c="14"/># Your mileage may vary.</text:p>
      <text:p text:style-name="P13"><text:s text:c="4"/>if factorial1000.alive?</text:p>
      <text:p text:style-name="P13"><text:s text:c="6"/>factorial1000.raise("Stop!")</text:p>
      <text:p text:style-name="P13"><text:s text:c="6"/>puts "Calculation was interrupted!"</text:p>
      <text:p text:style-name="P13"><text:s text:c="4"/>else</text:p>
      <text:p text:style-name="P13"><text:s text:c="6"/>puts "Calculation was successful."</text:p>
      <text:p text:style-name="P14"><text:s text:c="4"/>end</text:p>
      <text:p text:style-name="IT"><text:span text:style-name="T5">The thread spawned in the preceding example tries to calculate the factorial of 1,000; if it doesn’t succeed within a hundredth of a second, the main thread will kill it. Thus on a relatively slow machine, this code fragment will print the message </text:span><text:span text:style-name="CD1"><text:span text:style-name="T8">Calculation was interrupted</text:span></text:span><text:span text:style-name="T5">! As for the </text:span><text:span text:style-name="CD1"><text:span text:style-name="T8">rescue</text:span></text:span><text:span text:style-name="T3"> clause inside the thread, obviously we could have put any code there that we wanted, as with any other such clause.</text:span></text:p>
      <text:p text:style-name="P11">13.1.4  ‑Achieving a Rendezvous (and Capturing a Return Value)</text:p>
      <text:p text:style-name="FT"><text:span text:style-name="T5">Sometimes the main thread wants to wait for another thread to finish. The instance method </text:span><text:span text:style-name="CD1"><text:span text:style-name="T8">join</text:span></text:span><text:span text:style-name="T3"> will accomplish this.</text:span></text:p>
      <text:p text:style-name="P12"><text:s text:c="4"/>t1 = Thread.new { do_something_long() }</text:p>
      <text:p text:style-name="P13"/>
      <text:p text:style-name="P13"><text:s text:c="4"/>do_something_brief()</text:p>
      <text:p text:style-name="P14"><text:s text:c="4"/>t1.join <text:s text:c="13"/># Wait for t1</text:p>
      <text:p text:style-name="IT"><text:span text:style-name="T5">Note that a </text:span><text:span text:style-name="CD1"><text:span text:style-name="T8">join</text:span></text:span><text:span text:style-name="T5"> is necessary if the main thread is to wait on another thread. When the main thread exits, a thread is killed otherwise. For example, the following code fragment would never give us its final answer without the </text:span><text:span text:style-name="CD1"><text:span text:style-name="T8">join</text:span></text:span><text:span text:style-name="T3"> at the end:</text:span></text:p>
      <text:p text:style-name="P12"><text:s text:c="4"/>meaning_of_life = Thread.new do</text:p>
      <text:p text:style-name="P13"><text:s text:c="6"/>puts "The answer is..."</text:p>
      <text:p text:style-name="P13"><text:s text:c="6"/>sleep 10</text:p>
      <text:p text:style-name="P13"><text:soft-page-break/><text:s text:c="6"/>puts 42</text:p>
      <text:p text:style-name="P13"><text:s text:c="4"/>end</text:p>
      <text:p text:style-name="P13"/>
      <text:p text:style-name="P13"><text:s text:c="4"/>sleep 9</text:p>
      <text:p text:style-name="P14"><text:s text:c="4"/>meaning_of_life.join</text:p>
      <text:p text:style-name="IT"><text:span text:style-name="T5">Here is a useful little idiom. It will call </text:span><text:span text:style-name="CD1"><text:span text:style-name="T8">join</text:span></text:span><text:span text:style-name="T5"> on every living thread except the main one. (It is an error for any thread, even the main thread, to call </text:span><text:span text:style-name="C1"><text:span text:style-name="T8">join</text:span></text:span><text:span text:style-name="T3"> on itself.)</text:span></text:p>
      <text:p text:style-name="P16"><text:s text:c="4"/>Thread.list.each { |t| t.join if t != Thread.main }</text:p>
      <text:p text:style-name="IT"><text:span text:style-name="T5">It is, of course, possible for one thread to do a </text:span><text:span text:style-name="CD1"><text:span text:style-name="T8">join</text:span></text:span><text:span text:style-name="T5"> on another when neither is the main thread. If the main thread and another attempt to </text:span><text:span text:style-name="CD1"><text:span text:style-name="T8">join</text:span></text:span><text:span text:style-name="T3"> each other, a deadlock results; the interpreter will detect this case and exit the program.</text:span></text:p>
      <text:p text:style-name="P12"><text:s text:c="4"/>thr = Thread.new { sleep 1; Thread.main.join }</text:p>
      <text:p text:style-name="P13"/>
      <text:p text:style-name="P14"><text:s text:c="4"/>thr.join <text:s text:c="8"/># Deadlock results!</text:p>
      <text:p text:style-name="IT"><text:span text:style-name="T5">A thread has an associated block, and a block can have a return value. This implies that a thread can return a value. The </text:span><text:span text:style-name="CD1"><text:span text:style-name="T8">value</text:span></text:span><text:span text:style-name="T5"> method will implicitly do a </text:span><text:span text:style-name="CD1"><text:span text:style-name="T8">join</text:span></text:span><text:span text:style-name="T3"> ­operation and wait for the thread to complete; then it will return the value of the last evaluated expression in the thread.</text:span></text:p>
      <text:p text:style-name="P12"><text:s text:c="4"/>max = 10000</text:p>
      <text:p text:style-name="P13"><text:s text:c="4"/>thr = Thread.new do</text:p>
      <text:p text:style-name="P13"><text:s text:c="6"/>sum = 0</text:p>
      <text:p text:style-name="P13"><text:s text:c="6"/>1.upto(max) { |i| sum += i }</text:p>
      <text:p text:style-name="P13"><text:s text:c="6"/>sum</text:p>
      <text:p text:style-name="P13"><text:s text:c="4"/>end</text:p>
      <text:p text:style-name="P13"/>
      <text:p text:style-name="P13"><text:s text:c="4"/>guess = (max*(max+1))/2</text:p>
      <text:p text:style-name="P13"><text:s text:c="4"/>print "Formula is "</text:p>
      <text:p text:style-name="P13"><text:s text:c="4"/>if guess == thr.value</text:p>
      <text:p text:style-name="P13"><text:s text:c="6"/>puts "right."</text:p>
      <text:p text:style-name="P13"><text:s text:c="4"/>else</text:p>
      <text:p text:style-name="P13"><text:s text:c="6"/>puts "wrong."</text:p>
      <text:p text:style-name="P15"><text:s text:c="4"/>end</text:p>
      <text:p text:style-name="P11">13.1.5  Dealing with Exceptions</text:p>
      <text:p text:style-name="P4">What happens if an exception occurs within a thread? As it turns out, the behavior is configurable.</text:p>
      <text:p text:style-name="IT"><text:span text:style-name="T3">There is a flag called </text:span><text:span text:style-name="CD1"><text:span text:style-name="T8">abort_on_exception</text:span></text:span><text:span text:style-name="T3"> that operates both at the class and instance levels. This is implemented as an accessor at both levels (that is, it is readable and writable).</text:span></text:p>
      <text:p text:style-name="IT"><text:span text:style-name="T3">In short, if </text:span><text:span text:style-name="CD1"><text:span text:style-name="T8">abort_on_exception</text:span></text:span><text:span text:style-name="T3"> is true for a thread, an exception in that thread will terminate all the other threads also.</text:span></text:p>
      <text:p text:style-name="P12"><text:s text:c="4"/>Thread.abort_on_exception = true</text:p>
      <text:p text:style-name="P13"/>
      <text:p text:style-name="P13"><text:s text:c="4"/>t1 = Thread.new do</text:p>
      <text:p text:style-name="P13"><text:s text:c="6"/>puts "Hello"</text:p>
      <text:p text:style-name="P13"><text:soft-page-break/><text:s text:c="6"/>sleep 2</text:p>
      <text:p text:style-name="P13"><text:s text:c="6"/>raise "some exception"</text:p>
      <text:p text:style-name="P13"><text:s text:c="6"/>puts "Goodbye"</text:p>
      <text:p text:style-name="P13"><text:s text:c="4"/>end</text:p>
      <text:p text:style-name="P13"/>
      <text:p text:style-name="P13"><text:s text:c="4"/>t2 = Thread.new { sleep 100 }</text:p>
      <text:p text:style-name="P13"/>
      <text:p text:style-name="P13"><text:s text:c="4"/>sleep 2</text:p>
      <text:p text:style-name="P14"><text:s text:c="4"/>puts "The End"</text:p>
      <text:p text:style-name="IT"><text:span text:style-name="T5">In the preceding code, the systemwide </text:span><text:span text:style-name="CD1"><text:span text:style-name="T8">abort_on_exception</text:span></text:span><text:span text:style-name="T5"> is set to </text:span><text:span text:style-name="CD1"><text:span text:style-name="T8">true</text:span></text:span><text:span text:style-name="T5"> (overriding the default). Thus when </text:span><text:span text:style-name="CD1"><text:span text:style-name="T8">t1</text:span></text:span><text:span text:style-name="T5"> gets an exception, </text:span><text:span text:style-name="CD1"><text:span text:style-name="T8">t1</text:span></text:span><text:span text:style-name="T5"> and the main thread are also killed. The word </text:span><text:span text:style-name="CD1"><text:span text:style-name="T8">Hello</text:span></text:span><text:span text:style-name="T3"> is the only output generated.</text:span></text:p>
      <text:p text:style-name="P8">In this next example, the effect is the same:</text:p>
      <text:p text:style-name="P12"><text:s text:c="4"/>t1 = Thread.new do</text:p>
      <text:p text:style-name="P13"><text:s text:c="6"/>puts "Hello"</text:p>
      <text:p text:style-name="P13"><text:s text:c="6"/>sleep 2</text:p>
      <text:p text:style-name="P13"><text:s text:c="6"/>raise "some exception"</text:p>
      <text:p text:style-name="P13"><text:s text:c="6"/>puts "Goodbye"</text:p>
      <text:p text:style-name="P13"><text:s text:c="4"/>end</text:p>
      <text:p text:style-name="P13"/>
      <text:p text:style-name="P13"><text:s text:c="4"/>t1.abort_on_exception = true</text:p>
      <text:p text:style-name="P13"/>
      <text:p text:style-name="P13"><text:s text:c="4"/>t2 = Thread.new { sleep 100 }</text:p>
      <text:p text:style-name="P13"/>
      <text:p text:style-name="P13"><text:s text:c="4"/>sleep 2</text:p>
      <text:p text:style-name="P14"><text:s text:c="4"/>puts "The End"</text:p>
      <text:p text:style-name="IT"><text:span text:style-name="T5">In the following example, the default of </text:span><text:span text:style-name="CD1"><text:span text:style-name="T8">false</text:span></text:span><text:span text:style-name="T5"> is assumed, and we finally get to see the output </text:span><text:span text:style-name="C1"><text:span text:style-name="T8">The End</text:span></text:span><text:span text:style-name="T5"> from the main thread. (We never see </text:span><text:span text:style-name="C1"><text:span text:style-name="T8">Goodbye</text:span></text:span><text:span text:style-name="T5"> because </text:span><text:span text:style-name="C1"><text:span text:style-name="T8">t1</text:span></text:span><text:span text:style-name="T3"> is always terminated when the exception is raised.)</text:span></text:p>
      <text:p text:style-name="P12"><text:s text:c="4"/>t1 = Thread.new do</text:p>
      <text:p text:style-name="P13"><text:s text:c="6"/>puts "Hello"</text:p>
      <text:p text:style-name="P13"><text:s text:c="6"/>sleep 2</text:p>
      <text:p text:style-name="P13"><text:s text:c="6"/>raise "some exception"</text:p>
      <text:p text:style-name="P13"><text:s text:c="6"/>puts "Goodbye"</text:p>
      <text:p text:style-name="P13"><text:s text:c="4"/>end</text:p>
      <text:p text:style-name="P13"/>
      <text:p text:style-name="P13"><text:s text:c="4"/>t2 = Thread.new { sleep 100 }</text:p>
      <text:p text:style-name="P13"/>
      <text:p text:style-name="P13"><text:s text:c="4"/>sleep 2</text:p>
      <text:p text:style-name="P13"><text:s text:c="4"/>puts "The End"</text:p>
      <text:p text:style-name="P13"/>
      <text:p text:style-name="P13"><text:s text:c="4"/># Output:</text:p>
      <text:p text:style-name="P13"/>
      <text:p text:style-name="P13"><text:s text:c="4"/>Hello</text:p>
      <text:p text:style-name="P14"><text:s text:c="4"/>The End</text:p>
      <text:p text:style-name="P11"><text:soft-page-break/>13.1.6  Using a Thread Group</text:p>
      <text:p text:style-name="FT"><text:span text:style-name="T5">A </text:span><text:span text:style-name="T7">thread group</text:span><text:span text:style-name="T5"> is a way of managing threads that are logically related to each other. Normally all threads belong to the </text:span><text:span text:style-name="CD1"><text:span text:style-name="T8">Default</text:span></text:span><text:span text:style-name="T3"> thread group (which is a class constant). But if a new thread group is created, new threads may be added to it.</text:span></text:p>
      <text:p text:style-name="P8">A thread may be in only one thread group at a time. When a thread is added to a thread group, it is automatically removed from whatever group it was in previously.</text:p>
      <text:p text:style-name="IT"><text:span text:style-name="T3">The </text:span><text:span text:style-name="CD1"><text:span text:style-name="T8">ThreadGroup.new</text:span></text:span><text:span text:style-name="T3"> class method will create a new thread group, and the </text:span><text:span text:style-name="CD1"><text:span text:style-name="T8">add</text:span></text:span><text:span text:style-name="T3"> instance method will add a thread to the group.</text:span></text:p>
      <text:p text:style-name="P12"><text:s text:c="4"/>f1 = Thread.new("file1") { |file| waitfor(file) }</text:p>
      <text:p text:style-name="P13"><text:s text:c="4"/>f2 = Thread.new("file2") { |file| waitfor(file) }</text:p>
      <text:p text:style-name="P13"/>
      <text:p text:style-name="P13"><text:s text:c="4"/>file_threads = ThreadGroup.new</text:p>
      <text:p text:style-name="P13"><text:s text:c="4"/>file_threads.add f1</text:p>
      <text:p text:style-name="P14"><text:s text:c="4"/>file_threads.add f2</text:p>
      <text:p text:style-name="IT"><text:span text:style-name="T5">The instance method </text:span><text:span text:style-name="CD1"><text:span text:style-name="T8">list</text:span></text:span><text:span text:style-name="T3"> will return an array of all the threads in the thread group.</text:span></text:p>
      <text:p text:style-name="P12"><text:s text:c="4"/># Count living threads in this_group</text:p>
      <text:p text:style-name="P13"><text:s text:c="4"/>count = 0</text:p>
      <text:p text:style-name="P13"><text:s text:c="4"/>this_group.list.each {|x| count += 1 if x.alive? }</text:p>
      <text:p text:style-name="P13"><text:s text:c="4"/>if count &lt; this_group.list.size</text:p>
      <text:p text:style-name="P13"><text:s text:c="6"/>puts "Some threads in this_group are not living."</text:p>
      <text:p text:style-name="P13"><text:s text:c="4"/>else</text:p>
      <text:p text:style-name="P13"><text:s text:c="6"/>puts "All threads in this_group are alive."</text:p>
      <text:p text:style-name="P14"><text:s text:c="4"/>end</text:p>
      <text:p text:style-name="IT"><text:span text:style-name="T5">There is plenty of room for useful methods to be added to </text:span><text:span text:style-name="CD1"><text:span text:style-name="T8">ThreadGroup</text:span></text:span><text:span text:style-name="T5">. The following example shows methods to wake up every thread in a group, to wait for all threads to catch up (via </text:span><text:span text:style-name="CD1"><text:span text:style-name="T8">join</text:span></text:span><text:span text:style-name="T3">), and to kill all threads in a group:</text:span></text:p>
      <text:p text:style-name="P12"><text:s text:c="4"/>class ThreadGroup</text:p>
      <text:p text:style-name="P13"/>
      <text:p text:style-name="P13"><text:s text:c="6"/>def wakeup</text:p>
      <text:p text:style-name="P13"><text:s text:c="8"/>list.each { |t| t.wakeup }</text:p>
      <text:p text:style-name="P13"><text:s text:c="6"/>end</text:p>
      <text:p text:style-name="P13"/>
      <text:p text:style-name="P13"><text:s text:c="6"/>def join</text:p>
      <text:p text:style-name="P13"><text:s text:c="8"/>list.each { |t| t.join if t != Thread.current }</text:p>
      <text:p text:style-name="P13"><text:s text:c="6"/>end</text:p>
      <text:p text:style-name="P13"/>
      <text:p text:style-name="P13"><text:s text:c="6"/>def kill</text:p>
      <text:p text:style-name="P13"><text:s text:c="8"/>list.each { |t| t.kill }</text:p>
      <text:p text:style-name="P13"><text:s text:c="6"/>end</text:p>
      <text:p text:style-name="P13"/>
      <text:p text:style-name="P14"><text:s text:c="4"/>end</text:p>
      <text:p text:style-name="P10"><text:soft-page-break/>13.2  Synchronizing Threads</text:p>
      <text:p text:style-name="FT"><text:span text:style-name="T3">Why is synchronization necessary? It is because the “interleaving” of operations causes variables and other entities to be accessed in ways that are not obvious from reading the code of the</text:span><text:span text:style-name="T3"> individual threads. Two or more threads accessing the same variable may interact with each other in ways that are unforeseen and difficult to debug.</text:span></text:p>
      <text:p text:style-name="P8">Let’s take this simple piece of code as an example:</text:p>
      <text:p text:style-name="P12"><text:s text:c="4"/>x = 0</text:p>
      <text:p text:style-name="P13"><text:s text:c="4"/>t1 = Thread.new do</text:p>
      <text:p text:style-name="P13"><text:s text:c="6"/>1.upto(1000) do</text:p>
      <text:p text:style-name="P13"><text:s text:c="8"/>x = x + 1</text:p>
      <text:p text:style-name="P13"><text:s text:c="6"/>end</text:p>
      <text:p text:style-name="P13"><text:s text:c="4"/>end</text:p>
      <text:p text:style-name="P13"/>
      <text:p text:style-name="P13"><text:s text:c="4"/>t2 = Thread.new do</text:p>
      <text:p text:style-name="P13"><text:s text:c="6"/>1.upto(1000) do</text:p>
      <text:p text:style-name="P13"><text:s text:c="8"/>x = x + 1</text:p>
      <text:p text:style-name="P13"><text:s text:c="6"/>end</text:p>
      <text:p text:style-name="P13"><text:s text:c="4"/>end</text:p>
      <text:p text:style-name="P13"/>
      <text:p text:style-name="P13"><text:s text:c="4"/>t1.join</text:p>
      <text:p text:style-name="P13"><text:s text:c="4"/>t2.join</text:p>
      <text:p text:style-name="P14"><text:s text:c="4"/>puts x</text:p>
      <text:p text:style-name="IT"><text:span text:style-name="T5">The variable </text:span><text:span text:style-name="CD1"><text:span text:style-name="T8">x</text:span></text:span><text:span text:style-name="T5"> starts at zero. Each thread increments it a thousand times. Logic tells us that </text:span><text:span text:style-name="CD1"><text:span text:style-name="T8">x</text:span></text:span><text:span text:style-name="T3"> must be 2000 when it is printed out.</text:span></text:p>
      <text:p text:style-name="P8">But you may find that the actual results contradict this logic. On one particular system, it prints 1044 as the result. What has gone wrong?</text:p>
      <text:p text:style-name="IT"><text:span text:style-name="T3">Our code assumes that the incrementing of an integer is an </text:span><text:span text:style-name="T6">atomic</text:span><text:span text:style-name="T3"> (or indivisible) operation. But it isn’t. Consider the logic flow in the following code example. We put thread </text:span><text:span text:style-name="CD1"><text:span text:style-name="T8">t1</text:span></text:span><text:span text:style-name="T3"> on the left side and </text:span><text:span text:style-name="CD1"><text:span text:style-name="T8">t2</text:span></text:span><text:span text:style-name="T3"> on the right. We put each separate timeslice on a separate line and assume that when we enter this piece of logic, </text:span><text:span text:style-name="CD1"><text:span text:style-name="T8">x</text:span></text:span><text:span text:style-name="T3"> has the value 123.</text:span></text:p>
      <text:p text:style-name="P12"><text:s text:c="4"/>t1 <text:s text:c="27"/>t2</text:p>
      <text:p text:style-name="P13"><text:s text:c="4"/>__________________________ <text:s text:c="3"/>__________________________</text:p>
      <text:p text:style-name="P13"/>
      <text:p text:style-name="P13"><text:s text:c="4"/>Retrieve value of x (123)</text:p>
      <text:p text:style-name="P13"><text:s text:c="34"/>Retrieve value of x (123)</text:p>
      <text:p text:style-name="P13"><text:s text:c="4"/>Add one to value (124)</text:p>
      <text:p text:style-name="P13"><text:s text:c="34"/>Add one to value (124)</text:p>
      <text:p text:style-name="P13"><text:s text:c="4"/>Store result back in x</text:p>
      <text:p text:style-name="P14"><text:s text:c="34"/>Store result back in x</text:p>
      <text:p text:style-name="IT"><text:span text:style-name="T5">It’s obvious that each thread is doing a simple increment from its own point of view. But it’s also obvious that, in this case, </text:span><text:span text:style-name="CD1"><text:span text:style-name="T8">x</text:span></text:span><text:span text:style-name="T3"> is only 124 after having been incremented by both threads.</text:span></text:p>
      <text:p text:style-name="P8">This is only the simplest of synchronization problems. The worst ones become truly difficult to manage and become genuine objects of study by computer scientists and mathematicians.</text:p>
      <text:p text:style-name="P11"><text:soft-page-break/>13.2.1  ‑Performing Simple Synchronization with Critical Sections</text:p>
      <text:p text:style-name="FT"><text:span text:style-name="T5">The simplest form of synchronization is to use a </text:span><text:span text:style-name="T7">critical section</text:span><text:span text:style-name="T3">. When a thread enters a critical section of code, this technique guarantees that no other thread will run until the first thread has left its critical section.</text:span></text:p>
      <text:p text:style-name="IT"><text:span text:style-name="T3">The </text:span><text:span text:style-name="CD1"><text:span text:style-name="T8">Thread.critical</text:span></text:span><text:span text:style-name="T3"> accessor, when set to </text:span><text:span text:style-name="CD1"><text:span text:style-name="T8">true</text:span></text:span><text:span text:style-name="T3">, will prevent other threads from being scheduled. In the following code, we revisit the previous example and use the </text:span><text:span text:style-name="C1"><text:span text:style-name="T8">critical</text:span></text:span><text:span text:style-name="T3"> accessor to define the critical section and protect the sensitive parts of the code.</text:span></text:p>
      <text:p text:style-name="P12"><text:s text:c="4"/>x = 0</text:p>
      <text:p text:style-name="P13"><text:s text:c="4"/>t1 = Thread.new do</text:p>
      <text:p text:style-name="P13"><text:s text:c="6"/>1.upto(1000) do</text:p>
      <text:p text:style-name="P13"><text:s text:c="8"/>Thread.critical = true</text:p>
      <text:p text:style-name="P13"><text:s text:c="8"/>x = x + 1</text:p>
      <text:p text:style-name="P13"><text:s text:c="8"/>Thread.critical = false</text:p>
      <text:p text:style-name="P13"><text:s text:c="6"/>end</text:p>
      <text:p text:style-name="P13"><text:s text:c="4"/>end</text:p>
      <text:p text:style-name="P13"/>
      <text:p text:style-name="P13"><text:s text:c="4"/>t2 = Thread.new do</text:p>
      <text:p text:style-name="P13"><text:s text:c="6"/>1.upto(1000) do</text:p>
      <text:p text:style-name="P13"><text:s text:c="8"/>Thread.critical = true</text:p>
      <text:p text:style-name="P13"><text:s text:c="8"/>x = x + 1</text:p>
      <text:p text:style-name="P13"><text:s text:c="8"/>Thread.critical = false</text:p>
      <text:p text:style-name="P13"><text:s text:c="6"/>end</text:p>
      <text:p text:style-name="P13"><text:s text:c="4"/>end</text:p>
      <text:p text:style-name="P13"/>
      <text:p text:style-name="P13"><text:s text:c="4"/>t1.join</text:p>
      <text:p text:style-name="P13"><text:s text:c="4"/>t2.join</text:p>
      <text:p text:style-name="P14"><text:s text:c="4"/>puts x</text:p>
      <text:p text:style-name="IT"><text:span text:style-name="T5">Now the logic flow is different; refer to the following description of how </text:span><text:span text:style-name="C1"><text:span text:style-name="T8">t1</text:span></text:span><text:span text:style-name="T5"> and </text:span><text:span text:style-name="C1"><text:span text:style-name="T8">t2</text:span></text:span><text:span text:style-name="T3"> now act. (Of course, outside the incrementing part, the threads are free to interleave operations more or less randomly.)</text:span></text:p>
      <text:p text:style-name="P12"><text:s text:c="4"/>t1 <text:s text:c="27"/>t2</text:p>
      <text:p text:style-name="P13"><text:s text:c="4"/>__________________________ <text:s text:c="3"/>__________________________</text:p>
      <text:p text:style-name="P13"/>
      <text:p text:style-name="P13"><text:s text:c="4"/>Retrieve value of x (123)</text:p>
      <text:p text:style-name="P13"><text:s text:c="4"/>Add one to value (124)</text:p>
      <text:p text:style-name="P13"><text:s text:c="4"/>Store result back in x</text:p>
      <text:p text:style-name="P13"><text:s text:c="34"/>Retrieve value of x (124)</text:p>
      <text:p text:style-name="P13"><text:s text:c="34"/>Add one to value (125)</text:p>
      <text:p text:style-name="P14"><text:s text:c="34"/>Store result back in x</text:p>
      <text:p text:style-name="IT"><text:span text:style-name="T5">It is possible to perform combinations of thread manipulation operations that will cause a thread to be scheduled even if another thread is in a critical section. In the simplest case, a </text:span><text:span text:style-name="T7">newly created</text:span><text:span text:style-name="T3"> thread will be run immediately regardless of whether another thread is in a critical section. For this reason, this technique should be used only in the simplest of circumstances.</text:span></text:p>
      <text:p text:style-name="HD"><text:soft-page-break/><text:span text:style-name="T9">13.2.2  Synchronizing Access to Resources (</text:span><text:span text:style-name="C1_20_HD"><text:span text:style-name="T10">mutex.rb</text:span></text:span><text:span text:style-name="T3">)</text:span></text:p>
      <text:p text:style-name="FT"><text:span text:style-name="T1">Let’s take a web-indexing application as an example. We retrieve words from multiple sources over the Net and store them in a hash. The word itself will be the key, and the value will be</text:span><text:span text:style-name="T1"> a string that identifies the document and the line number within the document.</text:span></text:p>
      <text:p text:style-name="P8">This is a crude example. But we will make it even more crude with these simplifying assumptions:</text:p>
      <text:p text:style-name="P17"><text:tab/>•<text:tab/>We will represent the remote documents as simple strings.</text:p>
      <text:p text:style-name="P18"><text:tab/>•<text:tab/>We will limit it to three such strings (simple hard-coded data).</text:p>
      <text:p text:style-name="P19"><text:tab/>•<text:tab/>We will simulate the variability of Net access with random sleeps.</text:p>
      <text:p text:style-name="IT"><text:span text:style-name="T3">Let’s look at the example in Listing 13.1. It doesn’t even print out the data it collects but only a (non-unique) count of the number of words found. Note that every time the hash is examined or changed, we call the </text:span><text:span text:style-name="CD1"><text:span text:style-name="T8">hesitate</text:span></text:span><text:span text:style-name="T3"> method to sleep for a random interval. This will cause the program to run in a less deterministic and more realistic way.</text:span></text:p>
      <text:p text:style-name="LH"><text:span text:style-name="FN"><text:span text:style-name="T11">Listing 13.1</text:span></text:span><text:span text:style-name="FN"><text:span text:style-name="T11">  </text:span></text:span><text:span text:style-name="T3">Flawed Indexing Example (with a Race Condition)</text:span></text:p>
      <text:p text:style-name="P22"><text:s text:c="4"/>@list = []</text:p>
      <text:p text:style-name="P21"><text:s text:c="4"/>@list[0]="shoes ships\nsealing-wax"</text:p>
      <text:p text:style-name="P21"><text:s text:c="4"/>@list[1]="cabbages kings"</text:p>
      <text:p text:style-name="P21"><text:s text:c="4"/>@list[2]="quarks\nships\ncabbages"</text:p>
      <text:p text:style-name="P21"/>
      <text:p text:style-name="P21"><text:s text:c="4"/>def hesitate</text:p>
      <text:p text:style-name="P21"><text:s text:c="6"/>sleep rand(0)</text:p>
      <text:p text:style-name="P21"><text:s text:c="4"/>end</text:p>
      <text:p text:style-name="P21"/>
      <text:p text:style-name="P21"><text:s text:c="4"/>@hash = {}</text:p>
      <text:p text:style-name="P21"/>
      <text:p text:style-name="P21"><text:s text:c="4"/>def process_list(listnum)</text:p>
      <text:p text:style-name="P21"><text:s text:c="6"/>lnum = 0</text:p>
      <text:p text:style-name="P21"><text:s text:c="6"/>@list[listnum].each do |line|</text:p>
      <text:p text:style-name="P21"><text:s text:c="8"/>words = line.chomp.split</text:p>
      <text:p text:style-name="P21"><text:s text:c="8"/>words.each do |w|</text:p>
      <text:p text:style-name="P21"><text:s text:c="10"/>hesitate</text:p>
      <text:p text:style-name="P21"><text:s text:c="10"/>if @hash[w]</text:p>
      <text:p text:style-name="P21"><text:s text:c="12"/>hesitate</text:p>
      <text:p text:style-name="P21"><text:s text:c="12"/>@hash[w] += ["#{listnum}:#{lnum}"]</text:p>
      <text:p text:style-name="P21"><text:s text:c="10"/>else</text:p>
      <text:p text:style-name="P21"><text:s text:c="12"/>hesitate</text:p>
      <text:p text:style-name="P21"><text:s text:c="12"/>@hash[w] = ["#{listnum}:#{lnum}"]</text:p>
      <text:p text:style-name="P21"><text:s text:c="10"/>end</text:p>
      <text:p text:style-name="P21"><text:s text:c="8"/>end</text:p>
      <text:p text:style-name="P21"><text:s text:c="8"/>lnum += 1</text:p>
      <text:p text:style-name="P21"><text:s text:c="6"/>end</text:p>
      <text:p text:style-name="P21"><text:s text:c="4"/>end</text:p>
      <text:p text:style-name="P21"/>
      <text:p text:style-name="P21"><text:s text:c="4"/>t1 = Thread.new(0) {|num| process_list(num) }</text:p>
      <text:p text:style-name="P21"><text:s text:c="4"/>t2 = Thread.new(1) {|num| process_list(num) }</text:p>
      <text:p text:style-name="P21"><text:s text:c="4"/>t3 = Thread.new(2) {|num| process_list(num) }</text:p>
      <text:p text:style-name="P21"/>
      <text:p text:style-name="P21"><text:s text:c="4"/>t1.join</text:p>
      <text:p text:style-name="P21"><text:s text:c="4"/>t2.join</text:p>
      <text:p text:style-name="P21"><text:s text:c="4"/>t3.join</text:p>
      <text:p text:style-name="P21"/>
      <text:p text:style-name="P21"><text:s text:c="4"/>count = 0</text:p>
      <text:p text:style-name="P21"><text:soft-page-break/><text:s text:c="4"/>@hash.values.each {|v| count += v.size }</text:p>
      <text:p text:style-name="P21"/>
      <text:p text:style-name="P1"><text:s text:c="4"/>puts "Total: #{count} words" <text:s text:c="4"/># May print 7 or 8!</text:p>
      <text:p text:style-name="P8">But there is a problem. If your system behaves as ours have, there are two possible numbers this program can output! In our tests, it prints the answers 7 and 8 with approximately equal likelihood. In a situation with more words and more lists, there would be even more variation.</text:p>
      <text:p text:style-name="IT"><text:span text:style-name="T3">Let’s try to fix this with a </text:span><text:span text:style-name="T6">mutex</text:span><text:span text:style-name="T3">, which controls access to a shared resource. (The term is derived, of course, from the words </text:span><text:span text:style-name="T6">mutual exclusion</text:span><text:span text:style-name="T3">.) See Listing 13.2.</text:span></text:p>
      <text:p text:style-name="IT"><text:span text:style-name="T3">The </text:span><text:span text:style-name="CD1"><text:span text:style-name="T8">Mutex</text:span></text:span><text:span text:style-name="T3"> library allows us to create and manipulate a mutex. We can lock it when we are about to access the hash and unlock it when we have finished with it.</text:span></text:p>
      <text:p text:style-name="LH"><text:span text:style-name="FN"><text:span text:style-name="T11">Listing 13.2</text:span></text:span><text:span text:style-name="FN"><text:span text:style-name="T11">  </text:span></text:span><text:span text:style-name="T3">Mutex-Protected Indexing Example</text:span></text:p>
      <text:p text:style-name="P22"><text:s text:c="4"/>require 'thread.rb'</text:p>
      <text:p text:style-name="P21"/>
      <text:p text:style-name="P21"><text:s text:c="4"/>@list = []</text:p>
      <text:p text:style-name="P21"><text:s text:c="4"/>@list[0]="shoes ships\nsealing-wax"</text:p>
      <text:p text:style-name="P21"><text:s text:c="4"/>@list[1]="cabbages kings"</text:p>
      <text:p text:style-name="P21"><text:s text:c="4"/>@list[2]="quarks\nships\ncabbages"</text:p>
      <text:p text:style-name="P21"/>
      <text:p text:style-name="P21"><text:s text:c="4"/>def hesitate</text:p>
      <text:p text:style-name="P21"><text:s text:c="6"/>sleep rand(0)</text:p>
      <text:p text:style-name="P21"><text:s text:c="4"/>end</text:p>
      <text:p text:style-name="P21"/>
      <text:p text:style-name="P21"><text:s text:c="4"/>@hash = {}</text:p>
      <text:p text:style-name="P21"/>
      <text:p text:style-name="P21"><text:s text:c="4"/>@mutex = Mutex.new</text:p>
      <text:p text:style-name="P21"/>
      <text:p text:style-name="P21"><text:s text:c="4"/>def process_list(listnum)</text:p>
      <text:p text:style-name="P21"><text:s text:c="6"/>lnum = 0</text:p>
      <text:p text:style-name="P21"><text:s text:c="6"/>@list[listnum].each do |line|</text:p>
      <text:p text:style-name="P21"><text:s text:c="8"/>words = line.chomp.split</text:p>
      <text:p text:style-name="P21"><text:s text:c="8"/>words.each do |w|</text:p>
      <text:p text:style-name="P21"><text:s text:c="10"/>hesitate</text:p>
      <text:p text:style-name="P21"><text:s text:c="10"/>@mutex.lock</text:p>
      <text:p text:style-name="P21"><text:s text:c="12"/>if @hash[w]</text:p>
      <text:p text:style-name="P21"><text:s text:c="14"/>hesitate</text:p>
      <text:p text:style-name="P21"><text:s text:c="14"/>@hash[w] += ["#{listnum}:#{lnum}"]</text:p>
      <text:p text:style-name="P21"><text:s text:c="12"/>else</text:p>
      <text:p text:style-name="P21"><text:s text:c="14"/>hesitate</text:p>
      <text:p text:style-name="P21"><text:s text:c="14"/>@hash[w] = ["#{listnum}:#{lnum}"]</text:p>
      <text:p text:style-name="P21"><text:s text:c="12"/>end</text:p>
      <text:p text:style-name="P21"><text:s text:c="10"/>@mutex.unlock</text:p>
      <text:p text:style-name="P21"><text:s text:c="8"/>end</text:p>
      <text:p text:style-name="P21"><text:s text:c="8"/>lnum += 1</text:p>
      <text:p text:style-name="P21"><text:s text:c="6"/>end</text:p>
      <text:p text:style-name="P21"><text:s text:c="4"/>end</text:p>
      <text:p text:style-name="P21"/>
      <text:p text:style-name="P21"><text:s text:c="4"/>t1 = Thread.new(0) {|num| process_list(num) }</text:p>
      <text:p text:style-name="P21"><text:s text:c="4"/>t2 = Thread.new(1) {|num| process_list(num) }</text:p>
      <text:p text:style-name="P21"><text:s text:c="4"/>t3 = Thread.new(2) {|num| process_list(num) }</text:p>
      <text:p text:style-name="P21"/>
      <text:p text:style-name="P21"><text:s text:c="4"/>t1.join</text:p>
      <text:p text:style-name="P21"><text:s text:c="4"/>t2.join</text:p>
      <text:p text:style-name="P21"><text:s text:c="4"/>t3.join</text:p>
      <text:p text:style-name="P21"/>
      <text:p text:style-name="P21"><text:s text:c="4"/>count = 0</text:p>
      <text:p text:style-name="P21"><text:s text:c="4"/>@hash.values.each {|v| count += v.size }</text:p>
      <text:p text:style-name="P21"/>
      <text:p text:style-name="P1"><text:soft-page-break/><text:s text:c="4"/>puts "Total: #{count} words" <text:s text:c="4"/># Always prints 8!</text:p>
      <text:p text:style-name="IT"><text:span text:style-name="T5">We should mention that in addition to </text:span><text:span text:style-name="CD1"><text:span text:style-name="T8">lock</text:span></text:span><text:span text:style-name="T5">, the </text:span><text:span text:style-name="CD1"><text:span text:style-name="T8">Mutex</text:span></text:span><text:span text:style-name="T5"> class also has a </text:span><text:span text:style-name="CD1"><text:span text:style-name="T8">try_lock</text:span></text:span><text:span text:style-name="T5"> method. It behaves the same as </text:span><text:span text:style-name="CD1"><text:span text:style-name="T8">lock</text:span></text:span><text:span text:style-name="T5"> except that if another thread already has the lock, it will return </text:span><text:span text:style-name="CD1"><text:span text:style-name="T8">false</text:span></text:span><text:span text:style-name="T3"> immediately rather than waiting.</text:span></text:p>
      <text:p text:style-name="P12"><text:s text:c="4"/>require 'thread'</text:p>
      <text:p text:style-name="P13"/>
      <text:p text:style-name="P13"><text:s text:c="4"/>mutex = Mutex.new</text:p>
      <text:p text:style-name="P13"><text:s text:c="4"/>t1 = Thread.new { mutex.lock; sleep 30 }</text:p>
      <text:p text:style-name="P13"/>
      <text:p text:style-name="P13"><text:s text:c="4"/>sleep 1</text:p>
      <text:p text:style-name="P13"/>
      <text:p text:style-name="P13"><text:s text:c="4"/>t2 = Thread.new do</text:p>
      <text:p text:style-name="P13"><text:s text:c="6"/>if mutex.try_lock</text:p>
      <text:p text:style-name="P13"><text:s text:c="8"/>puts "Locked it"</text:p>
      <text:p text:style-name="P13"><text:s text:c="6"/>else</text:p>
      <text:p text:style-name="P13"><text:s text:c="8"/>puts "Could not lock" <text:s text:c="2"/># Prints immediately</text:p>
      <text:p text:style-name="P13"><text:s text:c="6"/>end</text:p>
      <text:p text:style-name="P13"><text:s text:c="4"/>end</text:p>
      <text:p text:style-name="P13"/>
      <text:p text:style-name="P14"><text:s text:c="4"/>sleep 2</text:p>
      <text:p text:style-name="P8">This feature is useful any time a thread doesn’t want to be blocked.</text:p>
      <text:p text:style-name="IT"><text:span text:style-name="T3">There is a </text:span><text:span text:style-name="CD1"><text:span text:style-name="T8">synchronize</text:span></text:span><text:span text:style-name="T3"> method that takes a block.</text:span></text:p>
      <text:p text:style-name="P12"><text:s text:c="4"/>mutex = Mutex.new</text:p>
      <text:p text:style-name="P13"/>
      <text:p text:style-name="P13"><text:s text:c="4"/>mutex.synchronize do</text:p>
      <text:p text:style-name="P13"><text:s text:c="6"/># Whatever code needs to be</text:p>
      <text:p text:style-name="P13"><text:s text:c="6"/># <text:s text:c="2"/>protected...</text:p>
      <text:p text:style-name="P14"><text:s text:c="4"/>end</text:p>
      <text:p text:style-name="IT"><text:span text:style-name="T5">There is also a </text:span><text:span text:style-name="CD1"><text:span text:style-name="T8">mutex_m</text:span></text:span><text:span text:style-name="T5"> library defining a </text:span><text:span text:style-name="CD1"><text:span text:style-name="T8">Mutex_m</text:span></text:span><text:span text:style-name="T3"> module, which can be mixed into a class (or used to extend an object). Any such extended object has mutex methods so that the object itself can be treated as a mutex.</text:span></text:p>
      <text:p text:style-name="P12"><text:s text:c="4"/>require 'mutex_m'</text:p>
      <text:p text:style-name="P13"/>
      <text:p text:style-name="P13"><text:s text:c="4"/>class MyClass</text:p>
      <text:p text:style-name="P13"><text:s text:c="6"/>include Mutex_m</text:p>
      <text:p text:style-name="P13"/>
      <text:p text:style-name="P13"><text:s text:c="6"/># Now any MyClass object can call</text:p>
      <text:p text:style-name="P13"><text:s text:c="6"/># lock, unlock, synchronize, ...</text:p>
      <text:p text:style-name="P13"><text:s text:c="6"/># or external objects can invoke</text:p>
      <text:p text:style-name="P13"><text:s text:c="6"/># these methods on a MyClass object.</text:p>
      <text:p text:style-name="P14"><text:s text:c="4"/>end</text:p>
      <text:p text:style-name="P11"><text:soft-page-break/>13.2.3  Using the Predefined Synchronized Queue Classes</text:p>
      <text:p text:style-name="FT"><text:span text:style-name="T5">The thread library </text:span><text:span text:style-name="CD1"><text:span text:style-name="T8">thread.rb</text:span></text:span><text:span text:style-name="T5"> has a couple of classes that will be useful from time to time. The class </text:span><text:span text:style-name="CD1"><text:span text:style-name="T8">Queue</text:span></text:span><text:span text:style-name="T5"> is a thread-aware queue that synchronizes access to the ends of the queue; that is, different threads may use the same queue without fear of problems. The class </text:span><text:span text:style-name="CD1"><text:span text:style-name="T8">SizedQueue</text:span></text:span><text:span text:style-name="T3"> is essentially the same, except that it allows a limit to be placed on the size of the queue (the number of elements it can contain).</text:span></text:p>
      <text:p text:style-name="IT"><text:span text:style-name="T3">These have much the same set of methods available because </text:span><text:span text:style-name="CD1"><text:span text:style-name="T8">SizedQueue</text:span></text:span><text:span text:style-name="T3"> actually inherits from </text:span><text:span text:style-name="CD1"><text:span text:style-name="T8">Queue</text:span></text:span><text:span text:style-name="T3">. The descendant also has the accessor </text:span><text:span text:style-name="CD1"><text:span text:style-name="T8">max</text:span></text:span><text:span text:style-name="T3">, used to get or set the maximum size of the queue.</text:span></text:p>
      <text:p text:style-name="P12"><text:s text:c="4"/>buff = SizedQueue.new(25)</text:p>
      <text:p text:style-name="P13"><text:s text:c="4"/>upper1 = buff.max <text:s text:c="11"/># 25</text:p>
      <text:p text:style-name="P13"><text:s text:c="4"/># Now raise it...</text:p>
      <text:p text:style-name="P13"><text:s text:c="4"/>buff.max = 50</text:p>
      <text:p text:style-name="P14"><text:s text:c="4"/>upper2 = buff.max <text:s text:c="11"/># 50</text:p>
      <text:p text:style-name="P9">Listing 13.3 is a simple producer/consumer illustration. The consumer is delayed slightly longer on average (through a longer sleep) so that the items will “pile up” a little.</text:p>
      <text:p text:style-name="P20"><text:span text:style-name="FN"><text:span text:style-name="T11">Listing 13.3</text:span></text:span><text:span text:style-name="FN"><text:span text:style-name="T11">  </text:span></text:span><text:span text:style-name="T3">The Producer-Consumer Problem</text:span></text:p>
      <text:p text:style-name="P22"><text:s text:c="4"/>require 'thread'</text:p>
      <text:p text:style-name="P21"/>
      <text:p text:style-name="P21"><text:s text:c="4"/>buffer = SizedQueue.new(2)</text:p>
      <text:p text:style-name="P21"/>
      <text:p text:style-name="P21"><text:s text:c="4"/>producer = Thread.new do</text:p>
      <text:p text:style-name="P21"><text:s text:c="6"/>item = 0</text:p>
      <text:p text:style-name="P21"><text:s text:c="6"/>loop do</text:p>
      <text:p text:style-name="P21"><text:s text:c="8"/>sleep rand 0</text:p>
      <text:p text:style-name="P21"><text:s text:c="8"/>puts "Producer makes #{item}"</text:p>
      <text:p text:style-name="P21"><text:s text:c="8"/>buffer.enq item</text:p>
      <text:p text:style-name="P21"><text:s text:c="8"/>item += 1</text:p>
      <text:p text:style-name="P21"><text:s text:c="6"/>end</text:p>
      <text:p text:style-name="P21"><text:s text:c="4"/>end</text:p>
      <text:p text:style-name="P21"/>
      <text:p text:style-name="P21"><text:s text:c="4"/>consumer = Thread.new do</text:p>
      <text:p text:style-name="P21"><text:s text:c="6"/>loop do</text:p>
      <text:p text:style-name="P21"><text:s text:c="8"/>sleep (rand 0)+0.9</text:p>
      <text:p text:style-name="P21"><text:s text:c="8"/>item = buffer.deq</text:p>
      <text:p text:style-name="P21"><text:s text:c="8"/>puts "Consumer retrieves #{item}"</text:p>
      <text:p text:style-name="P21"><text:s text:c="8"/>puts " <text:s/>waiting = #{buffer.num_waiting}"</text:p>
      <text:p text:style-name="P21"><text:s text:c="6"/>end</text:p>
      <text:p text:style-name="P21"><text:s text:c="4"/>end</text:p>
      <text:p text:style-name="P21"/>
      <text:p text:style-name="P1"><text:s text:c="4"/>sleep 60 <text:s text:c="2"/># Run a minute, then die and kill threads</text:p>
      <text:p text:style-name="IT"><text:span text:style-name="T5">The methods </text:span><text:span text:style-name="CD1"><text:span text:style-name="T8">enq</text:span></text:span><text:span text:style-name="T5"> and </text:span><text:span text:style-name="CD1"><text:span text:style-name="T8">deq</text:span></text:span><text:span text:style-name="T5"> are the recommended way to get items into and out of the queue. We can also use </text:span><text:span text:style-name="CD1"><text:span text:style-name="T8">push</text:span></text:span><text:span text:style-name="T5"> to add to the queue and </text:span><text:span text:style-name="CD1"><text:span text:style-name="T8">pop</text:span></text:span><text:span text:style-name="T5"> or </text:span><text:span text:style-name="CD1"><text:span text:style-name="T8">shift</text:span></text:span><text:span text:style-name="T3"> to remove items, but these names have somewhat less mnemonic value when we are explicitly using a queue.</text:span></text:p>
      <text:p text:style-name="IT"><text:span text:style-name="T3">The method </text:span><text:span text:style-name="CD1"><text:span text:style-name="T8">empty?</text:span></text:span><text:span text:style-name="Base_20_Font"><text:span text:style-name="T3"> </text:span></text:span><text:span text:style-name="T3">will test for an empty queue, and </text:span><text:span text:style-name="CD1"><text:span text:style-name="T8">clear</text:span></text:span><text:span text:style-name="T3"> will cause a queue to be empty. The method </text:span><text:span text:style-name="CD1"><text:span text:style-name="T8">size</text:span></text:span><text:span text:style-name="T3"> (or its alias </text:span><text:span text:style-name="CD1"><text:span text:style-name="T8">length</text:span></text:span><text:span text:style-name="T3">) will return the actual number of items in the queue.</text:span></text:p>
      <text:p text:style-name="P12"><text:s text:c="4"/># Assume no other threads interfering...</text:p>
      <text:p text:style-name="P13"><text:soft-page-break/></text:p>
      <text:p text:style-name="P13"><text:s text:c="4"/>buff = Queue.new</text:p>
      <text:p text:style-name="P13"><text:s text:c="4"/>buff.enq "one"</text:p>
      <text:p text:style-name="P13"><text:s text:c="4"/>buff.enq "two"</text:p>
      <text:p text:style-name="P13"><text:s text:c="4"/>buff.enq "three"</text:p>
      <text:p text:style-name="P13"><text:s text:c="4"/>n1 = buff.size <text:s text:c="9"/># 3</text:p>
      <text:p text:style-name="P13"><text:s text:c="4"/>flag1 = buff.empty? <text:s text:c="4"/># false</text:p>
      <text:p text:style-name="P13"><text:s text:c="4"/>buff.clear</text:p>
      <text:p text:style-name="P13"><text:s text:c="4"/>n2 = buff.size <text:s text:c="9"/># 0</text:p>
      <text:p text:style-name="P14"><text:s text:c="4"/>flag2 = buff.empty? <text:s text:c="4"/># true</text:p>
      <text:p text:style-name="IT"><text:span text:style-name="T5">The </text:span><text:span text:style-name="CD1"><text:span text:style-name="T8">num_waiting</text:span></text:span><text:span text:style-name="T3"> method is the number of threads waiting to access the queue. In the nonsized queue, this is the number of threads waiting to remove elements; in the sized queue, this also the threads waiting to add elements to the queue.</text:span></text:p>
      <text:p text:style-name="IT"><text:span text:style-name="T3">An optional parameter </text:span><text:span text:style-name="CD1"><text:span text:style-name="T8">non_block</text:span></text:span><text:span text:style-name="T3"> defaults to </text:span><text:span text:style-name="CD1"><text:span text:style-name="T8">false</text:span></text:span><text:span text:style-name="T3"> for the </text:span><text:span text:style-name="CD1"><text:span text:style-name="T8">deq</text:span></text:span><text:span text:style-name="T3"> method in the </text:span><text:span text:style-name="CD1"><text:span text:style-name="T8">Queue</text:span></text:span><text:span text:style-name="T3"> class. If it is </text:span><text:span text:style-name="CD1"><text:span text:style-name="T8">true</text:span></text:span><text:span text:style-name="T3">, an empty queue will give a </text:span><text:span text:style-name="CD1"><text:span text:style-name="T8">ThreadError</text:span></text:span><text:span text:style-name="T3"> rather than block the thread.</text:span></text:p>
      <text:p text:style-name="P11">13.2.4  Using Condition Variables</text:p>
      <text:p text:style-name="P6">And he called for his fiddlers three.</text:p>
      <text:p text:style-name="P7">—“Old King Cole” (traditional folk tune)</text:p>
      <text:p text:style-name="FT"><text:span text:style-name="T4">A </text:span><text:span text:style-name="T3">condition variable is really just a queue of threads. It is used in conjunction with a mutex to provide a higher level of control when synchronizing threads.</text:span></text:p>
      <text:p text:style-name="IT"><text:span text:style-name="T3">A condition variable is always associated with a specific mutex; it is used to relinquish control of the mutex </text:span><text:span text:style-name="T6">until a certain condition has been met</text:span><text:span text:style-name="T3">. Imagine a situation in which a thread has a mutex locked but cannot continue because the circumstances aren’t right. It can sleep on the condition variable and wait to be awakened when the condition is met.</text:span></text:p>
      <text:p text:style-name="IT"><text:span text:style-name="T3">It is important to understand that while a thread is waiting on a condition variable, the mutex is released so that other threads can gain access. It is also important to realize that when another thread does a signal operation (to awaken the waiting thread), the waiting thread </text:span><text:span text:style-name="T6">reacquires</text:span><text:span text:style-name="T3"> the lock on the mutex.</text:span></text:p>
      <text:p text:style-name="IT"><text:span text:style-name="T3">Let’s look at a contrived example in the tradition of the Dining Philosophers. Imagine a table where three violinists are seated, all of whom want to take turns playing. However, there are only two violins and only one bow. Obviously a violinist can play </text:span><text:span text:style-name="T3">only if she has one of the violins </text:span><text:span text:style-name="T6">and</text:span><text:span text:style-name="T3"> the lone bow at the same time.</text:span></text:p>
      <text:p text:style-name="P8">We keep a count of the violins and bows available. When a player wants a violin or a bow, she must wait for it. In our code, we protect the test with a mutex and do separate waits for the violin and the bow, both associated with that mutex. If a violin or a bow is not available, the thread sleeps. It loses the mutex until it is awakened by another thread signaling that the resource is available, whereupon the original thread wakes up and once again owns the lock on the mutex.</text:p>
      <text:p text:style-name="P8">Listing 13.4 shows the code.</text:p>
      <text:p text:style-name="LH"><text:span text:style-name="FN"><text:span text:style-name="T11">Listing 13.4</text:span></text:span><text:span text:style-name="FN"><text:span text:style-name="T11">  </text:span></text:span><text:span text:style-name="T3">The Three Violinists</text:span></text:p>
      <text:p text:style-name="P22"><text:s text:c="4"/>require 'thread'</text:p>
      <text:p text:style-name="P21"/>
      <text:p text:style-name="P21"><text:soft-page-break/><text:s text:c="4"/>@music <text:s/>= Mutex.new</text:p>
      <text:p text:style-name="P21"><text:s text:c="4"/>@violin = ConditionVariable.new</text:p>
      <text:p text:style-name="P21"><text:s text:c="4"/>@bow <text:s text:c="3"/>= ConditionVariable.new</text:p>
      <text:p text:style-name="P21"/>
      <text:p text:style-name="P21"><text:s text:c="4"/>@violins_free = 2</text:p>
      <text:p text:style-name="P21"><text:s text:c="4"/>@bows_free <text:s text:c="3"/>= 1</text:p>
      <text:p text:style-name="P21"/>
      <text:p text:style-name="P21"><text:s text:c="4"/>def musician(n)</text:p>
      <text:p text:style-name="P21"><text:s text:c="6"/>loop do</text:p>
      <text:p text:style-name="P21"><text:s text:c="8"/>sleep rand(0)</text:p>
      <text:p text:style-name="P21"><text:s text:c="8"/>@music.synchronize do</text:p>
      <text:p text:style-name="P21"><text:s text:c="10"/>@violin.wait(@music) while @violins_free == 0</text:p>
      <text:p text:style-name="P21"><text:s text:c="10"/>@violins_free -= 1</text:p>
      <text:p text:style-name="P21"><text:s text:c="10"/>puts "#{n} has a violin"</text:p>
      <text:p text:style-name="P21"><text:s text:c="10"/>puts "violins #@violins_free, bows #@bows_free"</text:p>
      <text:p text:style-name="P21"/>
      <text:p text:style-name="P21"><text:s text:c="10"/>@bow.wait(@music) while @bows_free == 0</text:p>
      <text:p text:style-name="P21"><text:s text:c="10"/>@bows_free -= 1</text:p>
      <text:p text:style-name="P21"><text:s text:c="10"/>puts "#{n} has a bow"</text:p>
      <text:p text:style-name="P21"><text:s text:c="10"/>puts "violins #@violins_free, bows #@bows_free"</text:p>
      <text:p text:style-name="P21"><text:s text:c="8"/>end</text:p>
      <text:p text:style-name="P21"/>
      <text:p text:style-name="P21"><text:s text:c="8"/>sleep rand(0)</text:p>
      <text:p text:style-name="P21"><text:s text:c="8"/>puts "#{n}: <text:s/>(...playing...)"</text:p>
      <text:p text:style-name="P21"><text:s text:c="8"/>sleep rand(0)</text:p>
      <text:p text:style-name="P21"><text:s text:c="8"/>puts "#{n}: Now I've finished."</text:p>
      <text:p text:style-name="P21"/>
      <text:p text:style-name="P21"><text:s text:c="8"/>@music.synchronize do</text:p>
      <text:p text:style-name="P21"><text:s text:c="10"/>@violins_free += 1</text:p>
      <text:p text:style-name="P21"><text:s text:c="10"/>@violin.signal if @violins_free == 1</text:p>
      <text:p text:style-name="P21"><text:s text:c="10"/>@bows_free += 1</text:p>
      <text:p text:style-name="P21"><text:s text:c="10"/>@bow.signal if @bows_free == 1</text:p>
      <text:p text:style-name="P21"><text:s text:c="8"/>end</text:p>
      <text:p text:style-name="P21"><text:s text:c="6"/>end</text:p>
      <text:p text:style-name="P21"><text:s text:c="4"/>end</text:p>
      <text:p text:style-name="P21"/>
      <text:p text:style-name="P21"><text:s text:c="4"/>threads = []</text:p>
      <text:p text:style-name="P21"><text:s text:c="4"/>3.times {|i| threads &lt;&lt; Thread.new { musician(i) } }</text:p>
      <text:p text:style-name="P21"/>
      <text:p text:style-name="P1"><text:s text:c="4"/>threads.each {|t| t.join }</text:p>
      <text:p text:style-name="IT"><text:span text:style-name="T5">We believe</text:span><text:span text:style-name="T5"> that this solution will never deadlock, though we’ve found it difficult to prove. But it is interesting to note that this algorithm is not a </text:span><text:span text:style-name="T7">fair</text:span><text:span text:style-name="T3"> one. In our tests, the first player always got to play more often than the other two, and the second more often than the third. The cause and cure for this behavior are left as an interesting exercise.</text:span></text:p>
      <text:p text:style-name="P11">13.2.5  Using Other Synchronization Techniques</text:p>
      <text:p text:style-name="FT"><text:span text:style-name="T5">Yet another synchronization mechanism is the </text:span><text:span text:style-name="T7">monitor</text:span><text:span text:style-name="T5">, implemented in Ruby in the form of the </text:span><text:span text:style-name="CD1"><text:span text:style-name="T8">monitor.rb</text:span></text:span><text:span text:style-name="T3"> library. This technique is somewhat more advanced than the mutex; notably, a mutex lock cannot be nested, but a monitor lock can.</text:span></text:p>
      <text:p text:style-name="P8">The trivial case of this would never occur. That is, no one would ever write the following:</text:p>
      <text:p text:style-name="P12"><text:s text:c="4"/>@mutex = Mutex.new</text:p>
      <text:p text:style-name="P13"/>
      <text:p text:style-name="P13"><text:s text:c="4"/>@mutex.synchronize do</text:p>
      <text:p text:style-name="P13"><text:s text:c="6"/>@mutex.synchronize do</text:p>
      <text:p text:style-name="P13"><text:s text:c="8"/>#...</text:p>
      <text:p text:style-name="P13"><text:soft-page-break/><text:s text:c="6"/>end</text:p>
      <text:p text:style-name="P14"><text:s text:c="4"/>end</text:p>
      <text:p text:style-name="IT"><text:span text:style-name="T5">But it might happen this way (or through a recursive method call). The result is deadlock in any of these situations. Avoiding deadlock in this circumstance is one of the advantages of the </text:span><text:span text:style-name="CD1"><text:span text:style-name="T8">Monitor</text:span></text:span><text:span text:style-name="T3"> mixin.</text:span></text:p>
      <text:p text:style-name="P12"><text:s text:c="4"/>@mutex = Mutex.new</text:p>
      <text:p text:style-name="P13"/>
      <text:p text:style-name="P13"><text:s text:c="4"/>def some_method</text:p>
      <text:p text:style-name="P13"><text:s text:c="6"/>@mutex.synchronize do</text:p>
      <text:p text:style-name="P13"><text:s text:c="8"/>#...</text:p>
      <text:p text:style-name="P13"><text:s text:c="8"/>some_other_method <text:s text:c="3"/># Deadlock!</text:p>
      <text:p text:style-name="P13"><text:s text:c="6"/>end</text:p>
      <text:p text:style-name="P13"><text:s text:c="4"/>end</text:p>
      <text:p text:style-name="P13"/>
      <text:p text:style-name="P13"><text:s text:c="4"/>def some_other_method</text:p>
      <text:p text:style-name="P13"><text:s text:c="6"/>@mutex.synchronize do</text:p>
      <text:p text:style-name="P13"><text:s text:c="8"/>#...</text:p>
      <text:p text:style-name="P13"><text:s text:c="6"/>end</text:p>
      <text:p text:style-name="P14"><text:s text:c="4"/>end</text:p>
      <text:p text:style-name="IT"><text:span text:style-name="T5">The </text:span><text:span text:style-name="CD1"><text:span text:style-name="T8">Monitor</text:span></text:span><text:span text:style-name="T5"> mixin is typically used to extend any object. The </text:span><text:span text:style-name="CD1"><text:span text:style-name="T8">new_cond</text:span></text:span><text:span text:style-name="T3"> method can then be used to instantiate a condition variable.</text:span></text:p>
      <text:p text:style-name="IT"><text:span text:style-name="T3">The class </text:span><text:span text:style-name="CD1"><text:span text:style-name="T8">ConditionVariable</text:span></text:span><text:span text:style-name="T3"> in </text:span><text:span text:style-name="CD1"><text:span text:style-name="T8">monitor.rb</text:span></text:span><text:span text:style-name="T3">), is enhanced from the definition in the thread library. It has methods </text:span><text:span text:style-name="CD1"><text:span text:style-name="T8">wait_until</text:span></text:span><text:span text:style-name="T3"> and </text:span><text:span text:style-name="CD1"><text:span text:style-name="T8">wait_while</text:span></text:span><text:span text:style-name="T3">, which will block a thread based on a condition. It also allows a timeout while waiting because the </text:span><text:span text:style-name="C1"><text:span text:style-name="T8">wait</text:span></text:span><text:span text:style-name="T3"> method has a </text:span><text:span text:style-name="C1"><text:span text:style-name="T8">timeout</text:span></text:span><text:span text:style-name="T3"> parameter, which is a number of seconds (defaulting to </text:span><text:span text:style-name="CD1"><text:span text:style-name="T8">nil</text:span></text:span><text:span text:style-name="T3">).</text:span></text:p>
      <text:p text:style-name="IT"><text:span text:style-name="T3">Because we are rapidly running out of thread examples, Listing 13.5 presents to you a rewrite of the </text:span><text:span text:style-name="CD1"><text:span text:style-name="T8">Queue</text:span></text:span><text:span text:style-name="T3"> and </text:span><text:span text:style-name="CD1"><text:span text:style-name="T8">SizedQueue</text:span></text:span><text:span text:style-name="T3"> classes using the monitor technique. The code is by Shugo Maeda, used with permission.</text:span></text:p>
      <text:p text:style-name="LH"><text:span text:style-name="FN"><text:span text:style-name="T11">Listing 13.5</text:span></text:span><text:span text:style-name="FN"><text:span text:style-name="T11">  </text:span></text:span><text:span text:style-name="T3">Implementing a Queue with a Monitor</text:span></text:p>
      <text:p text:style-name="P22"><text:s text:c="4"/># Author: <text:s/>Shugo Maeda</text:p>
      <text:p text:style-name="P21"/>
      <text:p text:style-name="P21"><text:s text:c="4"/>require 'monitor'</text:p>
      <text:p text:style-name="P21"/>
      <text:p text:style-name="P21"><text:s text:c="4"/>class Queue</text:p>
      <text:p text:style-name="P21"><text:s text:c="6"/>def initialize</text:p>
      <text:p text:style-name="P21"><text:s text:c="8"/>@que = []</text:p>
      <text:p text:style-name="P21"><text:s text:c="8"/>@monitor = Monitor.new</text:p>
      <text:p text:style-name="P21"><text:s text:c="8"/>@empty_cond = @monitor.new_cond</text:p>
      <text:p text:style-name="P21"><text:s text:c="6"/>end</text:p>
      <text:p text:style-name="P21"/>
      <text:p text:style-name="P21"><text:s text:c="6"/>def enq(obj)</text:p>
      <text:p text:style-name="P21"><text:s text:c="8"/>@monitor.synchronize do</text:p>
      <text:p text:style-name="P21"><text:s text:c="10"/>@que.push(obj)</text:p>
      <text:p text:style-name="P21"><text:s text:c="10"/>@empty_cond.signal</text:p>
      <text:p text:style-name="P21"><text:s text:c="8"/>end</text:p>
      <text:p text:style-name="P21"><text:s text:c="6"/>end</text:p>
      <text:p text:style-name="P21"/>
      <text:p text:style-name="P21"><text:s text:c="6"/>def deq</text:p>
      <text:p text:style-name="P21"><text:s text:c="8"/>@monitor.synchronize do</text:p>
      <text:p text:style-name="P21"><text:s text:c="10"/>while @que.empty?</text:p>
      <text:p text:style-name="P21"><text:soft-page-break/><text:s text:c="12"/>@empty_cond.wait</text:p>
      <text:p text:style-name="P21"><text:s text:c="10"/>end</text:p>
      <text:p text:style-name="P21"><text:s text:c="10"/>return @que.shift</text:p>
      <text:p text:style-name="P21"><text:s text:c="8"/>end</text:p>
      <text:p text:style-name="P21"><text:s text:c="6"/>end</text:p>
      <text:p text:style-name="P21"><text:s text:c="4"/>end</text:p>
      <text:p text:style-name="P21"/>
      <text:p text:style-name="P21"><text:s text:c="4"/>class SizedQueue &lt; Queue</text:p>
      <text:p text:style-name="P21"><text:s text:c="6"/>attr :max</text:p>
      <text:p text:style-name="P21"/>
      <text:p text:style-name="P21"><text:s text:c="6"/>def initialize(max)</text:p>
      <text:p text:style-name="P21"><text:s text:c="8"/>super()</text:p>
      <text:p text:style-name="P21"><text:s text:c="8"/>@max = max</text:p>
      <text:p text:style-name="P21"><text:s text:c="8"/>@full_cond = @monitor.new_cond</text:p>
      <text:p text:style-name="P21"><text:s text:c="6"/>end</text:p>
      <text:p text:style-name="P21"/>
      <text:p text:style-name="P21"><text:s text:c="6"/>def enq(obj)</text:p>
      <text:p text:style-name="P21"><text:s text:c="8"/>@monitor.synchronize do</text:p>
      <text:p text:style-name="P21"><text:s text:c="10"/>while @que.length &gt;= @max</text:p>
      <text:p text:style-name="P21"><text:s text:c="12"/>@full_cond.wait</text:p>
      <text:p text:style-name="P21"><text:s text:c="10"/>end</text:p>
      <text:p text:style-name="P21"><text:s text:c="10"/>super(obj)</text:p>
      <text:p text:style-name="P21"><text:s text:c="8"/>end</text:p>
      <text:p text:style-name="P21"><text:s text:c="6"/>end</text:p>
      <text:p text:style-name="P21"/>
      <text:p text:style-name="P21"><text:s text:c="6"/>def deq</text:p>
      <text:p text:style-name="P21"><text:s text:c="8"/>@monitor.synchronize do</text:p>
      <text:p text:style-name="P21"><text:s text:c="10"/>obj = super</text:p>
      <text:p text:style-name="P21"><text:s text:c="10"/>if @que.length &lt; @max</text:p>
      <text:p text:style-name="P21"><text:s text:c="12"/>@full_cond.signal</text:p>
      <text:p text:style-name="P21"><text:s text:c="10"/>end</text:p>
      <text:p text:style-name="P21"><text:s text:c="10"/>return obj</text:p>
      <text:p text:style-name="P21"><text:s text:c="8"/>end</text:p>
      <text:p text:style-name="P21"><text:s text:c="6"/>end</text:p>
      <text:p text:style-name="P21"/>
      <text:p text:style-name="P21"><text:s text:c="6"/>def max=(max)</text:p>
      <text:p text:style-name="P21"><text:s text:c="8"/>@monitor.synchronize do</text:p>
      <text:p text:style-name="P21"><text:s text:c="10"/>@max = max</text:p>
      <text:p text:style-name="P21"><text:s text:c="10"/>@full_cond.broadcast</text:p>
      <text:p text:style-name="P21"><text:s text:c="8"/>end</text:p>
      <text:p text:style-name="P21"><text:s text:c="6"/>end</text:p>
      <text:p text:style-name="P1"><text:s text:c="4"/>end</text:p>
      <text:p text:style-name="IT"><text:span text:style-name="T5">The </text:span><text:span text:style-name="CD1"><text:span text:style-name="T8">sync.rb</text:span></text:span><text:span text:style-name="T5"> library is one more way of performing thread synchronization (using a two-phase lock with a counter). It defines a </text:span><text:span text:style-name="CD1"><text:span text:style-name="T8">Sync_m</text:span></text:span><text:span text:style-name="T5"> module used in an </text:span><text:span text:style-name="CD1"><text:span text:style-name="T8">include</text:span></text:span><text:span text:style-name="T5"> or an </text:span><text:span text:style-name="CD1"><text:span text:style-name="T8">extend</text:span></text:span><text:span text:style-name="T5"> (much like </text:span><text:span text:style-name="CD1"><text:span text:style-name="T8">Mutex_m</text:span></text:span><text:span text:style-name="T5">). This module makes available methods such as </text:span><text:span text:style-name="CD1"><text:span text:style-name="T8">locked?</text:span></text:span><text:span text:style-name="T5">, </text:span><text:span text:style-name="CD1"><text:span text:style-name="T8">shared?</text:span></text:span><text:span text:style-name="T5">, </text:span><text:span text:style-name="CD1"><text:span text:style-name="T8">exclusive?</text:span></text:span><text:span text:style-name="T5">, </text:span><text:span text:style-name="CD1"><text:span text:style-name="T8">lock</text:span></text:span><text:span text:style-name="T5">, </text:span><text:span text:style-name="CD1"><text:span text:style-name="T8">unlock</text:span></text:span><text:span text:style-name="T5">, and </text:span><text:span text:style-name="CD1"><text:span text:style-name="T8">try_lock</text:span></text:span><text:span text:style-name="T3">.</text:span></text:p>
      <text:p text:style-name="P11">13.2.6  Allowing Timeout of an Operation</text:p>
      <text:p text:style-name="P5">There are many situations in which we want to allow a maximum length of time for an action to be performed. This avoids infinite loops and allows an additional level of control over processing. A feature like this is useful in the environment of the Net, where we may or may not get a response from a distant server, and in other circumstances.</text:p>
      <text:p text:style-name="IT"><text:span text:style-name="T3">The </text:span><text:span text:style-name="CD1"><text:span text:style-name="T8">timeout.rb</text:span></text:span><text:span text:style-name="T3"> library is a thread-based solution to this problem (see Listing 13.6). The </text:span><text:span text:style-name="CD1"><text:span text:style-name="T8">timeout</text:span></text:span><text:span text:style-name="T3"> method executes the block associated with the method call; when the specified number of seconds has elapsed, it throws a </text:span><text:span text:style-name="CD1"><text:span text:style-name="T8">TimeoutError</text:span></text:span><text:span text:style-name="T3">, which can be caught with a </text:span><text:span text:style-name="CD1"><text:span text:style-name="T8">rescue</text:span></text:span><text:span text:style-name="T3"> clause.</text:span></text:p>
      <text:p text:style-name="LH"><text:soft-page-break/><text:span text:style-name="FN"><text:span text:style-name="T11">Listing 13.6</text:span></text:span><text:span text:style-name="FN"><text:span text:style-name="T11">  </text:span></text:span><text:span text:style-name="T3">A Timeout Example</text:span></text:p>
      <text:p text:style-name="P22"><text:s text:c="4"/>require 'timeout.rb'</text:p>
      <text:p text:style-name="P21"/>
      <text:p text:style-name="P21"><text:s text:c="4"/>flag = false</text:p>
      <text:p text:style-name="P21"><text:s text:c="4"/>answer = nil</text:p>
      <text:p text:style-name="P21"/>
      <text:p text:style-name="P21"><text:s text:c="4"/>begin</text:p>
      <text:p text:style-name="P21"><text:s text:c="6"/>timeout(5) do</text:p>
      <text:p text:style-name="P21"><text:s text:c="8"/>puts "I want a cookie!"</text:p>
      <text:p text:style-name="P21"><text:s text:c="8"/>answer = gets.chomp</text:p>
      <text:p text:style-name="P21"><text:s text:c="8"/>flag = true</text:p>
      <text:p text:style-name="P21"><text:s text:c="6"/>end</text:p>
      <text:p text:style-name="P21"><text:s text:c="4"/>rescue TimeoutError</text:p>
      <text:p text:style-name="P21"><text:s text:c="6"/>flag = false</text:p>
      <text:p text:style-name="P21"><text:s text:c="4"/>end</text:p>
      <text:p text:style-name="P21"/>
      <text:p text:style-name="P21"><text:s text:c="4"/>if flag</text:p>
      <text:p text:style-name="P21"><text:s text:c="6"/>if answer == "cookie"</text:p>
      <text:p text:style-name="P21"><text:s text:c="8"/>puts "Thank you! Chomp, chomp, ..."</text:p>
      <text:p text:style-name="P21"><text:s text:c="6"/>else</text:p>
      <text:p text:style-name="P21"><text:s text:c="8"/>puts "That's not a cookie!"</text:p>
      <text:p text:style-name="P21"><text:s text:c="8"/>exit</text:p>
      <text:p text:style-name="P21"><text:s text:c="6"/>end</text:p>
      <text:p text:style-name="P21"><text:s text:c="4"/>else</text:p>
      <text:p text:style-name="P21"><text:s text:c="6"/>puts "Hey, too slow!"</text:p>
      <text:p text:style-name="P21"><text:s text:c="6"/>exit</text:p>
      <text:p text:style-name="P21"><text:s text:c="4"/>end</text:p>
      <text:p text:style-name="P21"/>
      <text:p text:style-name="P1"><text:s text:c="4"/>puts "Bye now..."</text:p>
      <text:p text:style-name="P11">13.2.7  Waiting for an Event</text:p>
      <text:p text:style-name="FT"><text:span text:style-name="T3">In many situations we might want to have one or more threads monitoring the “outside world” while other threads are doing other things. The examples here are all rather contrived, but they</text:span><text:span text:style-name="T3"> do illustrate the general principle.</text:span></text:p>
      <text:p text:style-name="IT"><text:span text:style-name="T3">In the following example we see three threads doing the “work” of an application. Another thread simply wakes up every five seconds, checks the global variable </text:span><text:span text:style-name="CD1"><text:span text:style-name="T8">$flag</text:span></text:span><text:span text:style-name="T3">, and wakes up two other threads when it sees the flag set. This saves the three worker threads from interacting directly with the two other threads and possibly making multiple attempts to awaken them.</text:span></text:p>
      <text:p text:style-name="P12"><text:s text:c="4"/>$flag = false</text:p>
      <text:p text:style-name="P13"><text:s text:c="4"/>work1 = Thread.new { job1() }</text:p>
      <text:p text:style-name="P13"><text:s text:c="4"/>work2 = Thread.new { job2() }</text:p>
      <text:p text:style-name="P13"><text:s text:c="4"/>work3 = Thread.new { job3() }</text:p>
      <text:p text:style-name="P13"/>
      <text:p text:style-name="P13"><text:s text:c="4"/>thread4 = Thread.new { Thread.stop; job4() }</text:p>
      <text:p text:style-name="P13"><text:s text:c="4"/>thread5 = Thread.new { Thread.stop; job5() }</text:p>
      <text:p text:style-name="P13"/>
      <text:p text:style-name="P13"><text:s text:c="4"/>watcher = Thread.new do</text:p>
      <text:p text:style-name="P13"><text:s text:c="6"/>loop do</text:p>
      <text:p text:style-name="P13"><text:s text:c="8"/>sleep 5</text:p>
      <text:p text:style-name="P13"><text:s text:c="8"/>if $flag</text:p>
      <text:p text:style-name="P13"><text:s text:c="10"/>thread4.wakeup</text:p>
      <text:p text:style-name="P13"><text:s text:c="10"/>thread5.wakeup</text:p>
      <text:p text:style-name="P13"><text:s text:c="10"/>Thread.exit</text:p>
      <text:p text:style-name="P13"><text:soft-page-break/><text:s text:c="8"/>end</text:p>
      <text:p text:style-name="P13"><text:s text:c="6"/>end</text:p>
      <text:p text:style-name="P14"><text:s text:c="4"/>end</text:p>
      <text:p text:style-name="IT"><text:span text:style-name="T5">If at any point during the execution of the </text:span><text:span text:style-name="CD1"><text:span text:style-name="T8">job</text:span></text:span><text:span text:style-name="T5"> methods the variable </text:span><text:span text:style-name="CD1"><text:span text:style-name="T8">$flag</text:span></text:span><text:span text:style-name="T5"> becomes </text:span><text:span text:style-name="CD1"><text:span text:style-name="T8">true</text:span></text:span><text:span text:style-name="T5">, </text:span><text:span text:style-name="CD1"><text:span text:style-name="T8">thread4</text:span></text:span><text:span text:style-name="T5"> and </text:span><text:span text:style-name="CD1"><text:span text:style-name="T8">thread5</text:span></text:span><text:span text:style-name="T5"> are guaranteed to start within five seconds. After that, the </text:span><text:span text:style-name="CD1"><text:span text:style-name="T8">watcher</text:span></text:span><text:span text:style-name="T3"> thread terminates.</text:span></text:p>
      <text:p text:style-name="P8">In this next example we are waiting for a file to be created. We check every 30 seconds for it, and start another thread if we see it; meanwhile, other threads can be doing anything at all. Actually, we are watching for three separate files here.</text:p>
      <text:p text:style-name="P12"><text:s text:c="4"/>def waitfor(filename)</text:p>
      <text:p text:style-name="P13"><text:s text:c="6"/>loop do</text:p>
      <text:p text:style-name="P13"><text:s text:c="8"/>if File.exist? filename</text:p>
      <text:p text:style-name="P13"><text:s text:c="10"/>file_processor = Thread.new { process_file(filename) }</text:p>
      <text:p text:style-name="P13"><text:s text:c="10"/>Thread.exit</text:p>
      <text:p text:style-name="P13"><text:s text:c="8"/>else</text:p>
      <text:p text:style-name="P13"><text:s text:c="10"/>sleep 30</text:p>
      <text:p text:style-name="P13"><text:s text:c="8"/>end</text:p>
      <text:p text:style-name="P13"><text:s text:c="6"/>end</text:p>
      <text:p text:style-name="P13"><text:s text:c="4"/>end</text:p>
      <text:p text:style-name="P13"/>
      <text:p text:style-name="P13"><text:s text:c="4"/>waiter1 = Thread.new { waitfor("Godot") }</text:p>
      <text:p text:style-name="P13"><text:s text:c="4"/>sleep 10</text:p>
      <text:p text:style-name="P13"><text:s text:c="4"/>waiter2 = Thread.new { waitfor("Guffman") }</text:p>
      <text:p text:style-name="P13"><text:s text:c="4"/>sleep 10</text:p>
      <text:p text:style-name="P13"><text:s text:c="4"/>headwaiter = Thread.new { waitfor("head") }</text:p>
      <text:p text:style-name="P13"/>
      <text:p text:style-name="P14"><text:s text:c="4"/># Main thread goes off to do other things...</text:p>
      <text:p text:style-name="P8">There are many other situations in which a thread might wait for an outside event, such as a networked application where the server at the other end of a socket is slow or unreliable.</text:p>
      <text:p text:style-name="P11">13.2.8  Continuing Processing During I/O</text:p>
      <text:p text:style-name="P4">Frequently an application may have one or more I/O operations that are lengthy or time-consuming. This is especially true in the case of user input because a user typing at a keyboard is slower even than any disk operation. We can make use of this time by using threads.</text:p>
      <text:p text:style-name="P8">Consider the case of a chess program that must wait for the human player to make his or her move. Of course, we present here only the barest outline of this concept.</text:p>
      <text:p text:style-name="IT"><text:span text:style-name="T3">We assume that the iterator </text:span><text:span text:style-name="CD1"><text:span text:style-name="T8">predict_move</text:span></text:span><text:span text:style-name="T3"> will repeatedly generate likely moves that the person might make (and then determine the program’s own responses to those moves). Then when the person moves, it is possible that the move has already been anticipated.</text:span></text:p>
      <text:p text:style-name="P12"><text:s text:c="4"/>scenario = {} <text:s text:c="3"/># move-response hash</text:p>
      <text:p text:style-name="P13"><text:s text:c="4"/>humans_turn = true</text:p>
      <text:p text:style-name="P13"><text:s text:c="4"/>thinking_ahead = Thread.new(board) do</text:p>
      <text:p text:style-name="P13"><text:s text:c="6"/>predict_move do |m|</text:p>
      <text:p text:style-name="P13"><text:s text:c="8"/>scenario[m] = my_response(board,m)</text:p>
      <text:p text:style-name="P13"><text:s text:c="8"/>Thread.exit if humans_turn == false</text:p>
      <text:p text:style-name="P13"><text:s text:c="6"/>end</text:p>
      <text:p text:style-name="P13"><text:soft-page-break/><text:s text:c="4"/>end</text:p>
      <text:p text:style-name="P13"/>
      <text:p text:style-name="P13"><text:s text:c="4"/>human_move = get_human_move(board)</text:p>
      <text:p text:style-name="P13"><text:s text:c="4"/>humans_turn = false <text:s text:c="2"/># Stop the thread gracefully</text:p>
      <text:p text:style-name="P13"/>
      <text:p text:style-name="P13"><text:s text:c="4"/># Now we can access scenario which may contain the</text:p>
      <text:p text:style-name="P14"><text:s text:c="4"/># move the person just made...</text:p>
      <text:p text:style-name="P8">Of course, real chess programs don’t usually work this way.</text:p>
      <text:p text:style-name="P11">13.2.9  Implementing Parallel Iterators</text:p>
      <text:p text:style-name="FT"><text:span text:style-name="T5">Imagine that you wanted to iterate in parallel over more than one object. That is, for each of </text:span><text:span text:style-name="T7">n</text:span><text:span text:style-name="T3"> objects, you want the first item of each of them, then the second item of each, then the third, and so on.</text:span></text:p>
      <text:p text:style-name="IT"><text:span text:style-name="T3">To make this a little more concrete, look at the following example. Here we assume that </text:span><text:span text:style-name="CD1"><text:span text:style-name="T8">compose</text:span></text:span><text:span text:style-name="T3"> is the name of the magic method that provides a composition of iterators. We also assume that every object specified has a default iterator </text:span><text:span text:style-name="CD1"><text:span text:style-name="T8">each</text:span></text:span><text:span text:style-name="T3"> that will be used and that each object contributes one item at a time.</text:span></text:p>
      <text:p text:style-name="P12"><text:s text:c="4"/>arr1 = [1, 2, 3, 4]</text:p>
      <text:p text:style-name="P13"><text:s text:c="4"/>arr2 = [5, 10, 15, 20]</text:p>
      <text:p text:style-name="P13"><text:s text:c="4"/>compose(arr1, arr2) {|a,b| puts "#{a} and #{b}" }</text:p>
      <text:p text:style-name="P13"/>
      <text:p text:style-name="P13"><text:s text:c="4"/># Should output:</text:p>
      <text:p text:style-name="P13"><text:s text:c="4"/># 1 and 5</text:p>
      <text:p text:style-name="P13"><text:s text:c="4"/># 2 and 10</text:p>
      <text:p text:style-name="P13"><text:s text:c="4"/># 3 and 15</text:p>
      <text:p text:style-name="P14"><text:s text:c="4"/># 4 and 20</text:p>
      <text:p text:style-name="IT"><text:span text:style-name="T5">We could use </text:span><text:span text:style-name="CD1"><text:span text:style-name="T8">zip</text:span></text:span><text:span text:style-name="T3"> for this, of course. But if we want a more elegant solution, one that does not actually store all the items, threads are the only easy way.</text:span></text:p>
      <text:p text:style-name="P8">We offer our solution in Listing 13.7.</text:p>
      <text:p text:style-name="LH"><text:span text:style-name="FN"><text:span text:style-name="T11">Listing 13.7  </text:span></text:span><text:span text:style-name="T3">Iterating in Parallel</text:span></text:p>
      <text:p text:style-name="P22"><text:s text:c="4"/>def compose(*objects)</text:p>
      <text:p text:style-name="P21"><text:s text:c="6"/>threads = []</text:p>
      <text:p text:style-name="P21"><text:s text:c="6"/>for obj in objects do</text:p>
      <text:p text:style-name="P21"><text:s text:c="8"/>threads &lt;&lt; Thread.new(obj) do |myobj|</text:p>
      <text:p text:style-name="P21"><text:s text:c="10"/>me = Thread.current</text:p>
      <text:p text:style-name="P21"><text:s text:c="10"/>me[:queue] = []</text:p>
      <text:p text:style-name="P21"><text:s text:c="10"/>myobj.each {|x| me[:queue].push(x) }</text:p>
      <text:p text:style-name="P21"><text:s text:c="8"/>end</text:p>
      <text:p text:style-name="P21"><text:s text:c="6"/>end</text:p>
      <text:p text:style-name="P21"/>
      <text:p text:style-name="P21"><text:s text:c="6"/>list = [0] <text:s text:c="26"/># Dummy non-nil value</text:p>
      <text:p text:style-name="P21"><text:s text:c="6"/>while list.nitems &gt; 0 do <text:s text:c="9"/># Still some non-nils</text:p>
      <text:p text:style-name="P21"><text:s text:c="8"/>list = []</text:p>
      <text:p text:style-name="P21"><text:s text:c="8"/>for thr in threads</text:p>
      <text:p text:style-name="P21"><text:s text:c="10"/>list &lt;&lt; thr[:queue].shift <text:s text:c="7"/># Remove one from each</text:p>
      <text:p text:style-name="P21"><text:s text:c="8"/>end</text:p>
      <text:p text:style-name="P21"><text:s text:c="8"/>yield list if list.nitems &gt; 0 <text:s text:c="2"/># Don't yield all nils</text:p>
      <text:p text:style-name="P21"><text:s text:c="6"/>end</text:p>
      <text:p text:style-name="P21"><text:s text:c="4"/>end</text:p>
      <text:p text:style-name="P21"><text:soft-page-break/></text:p>
      <text:p text:style-name="P21"><text:s text:c="4"/>x = [1, 2, 3, 4, 5, 6, 7, 8]</text:p>
      <text:p text:style-name="P21"><text:s text:c="4"/>y = " <text:s/>first\n second\n <text:s/>third\n fourth\n <text:s/>fifth\n"</text:p>
      <text:p text:style-name="P21"><text:s text:c="4"/>z = %w[a b c d e f]</text:p>
      <text:p text:style-name="P21"/>
      <text:p text:style-name="P21"><text:s text:c="4"/>compose(x, y, z) {|a,b,c| p [a, b, c] }</text:p>
      <text:p text:style-name="P21"/>
      <text:p text:style-name="P21"><text:s text:c="4"/># Output:</text:p>
      <text:p text:style-name="P21"><text:s text:c="4"/>#</text:p>
      <text:p text:style-name="P21"><text:s text:c="4"/># [1, " <text:s/>first\n", "a"]</text:p>
      <text:p text:style-name="P21"><text:s text:c="4"/># [2, " second\n", "b"]</text:p>
      <text:p text:style-name="P21"><text:s text:c="4"/># [3, " <text:s/>third\n", "c"]</text:p>
      <text:p text:style-name="P21"><text:s text:c="4"/># [4, " fourth\n", "d"]</text:p>
      <text:p text:style-name="P21"><text:s text:c="4"/># [5, " <text:s/>fifth\n", "e"]</text:p>
      <text:p text:style-name="P21"><text:s text:c="4"/># [6, nil, "f"]</text:p>
      <text:p text:style-name="P21"><text:s text:c="4"/># [7, nil, nil]</text:p>
      <text:p text:style-name="P1"><text:s text:c="4"/># [8, nil, nil]</text:p>
      <text:p text:style-name="IT"><text:span text:style-name="T5">Notice that we do </text:span><text:span text:style-name="T7">not</text:span><text:span text:style-name="T5"> assume that the objects all have the same number of items over which to iterate. If an iterator “runs out” before the others, it will generate </text:span><text:span text:style-name="CD1"><text:span text:style-name="T8">nil</text:span></text:span><text:span text:style-name="T3"> values until the longest-running iterator has exhausted itself.</text:span></text:p>
      <text:p text:style-name="P8">Of course, it is possible to write a more general method that will grab more than one value from each iteration. (After all, not all iterators return just one value at a time.) We could let the first parameter specify the number of values per iterator.</text:p>
      <text:p text:style-name="IT"><text:span text:style-name="T3">It would also be possible to use arbitrary iterators (rather than the default </text:span><text:span text:style-name="CD1"><text:span text:style-name="T8">each</text:span></text:span><text:span text:style-name="T3">). We might pass in their names as strings and use </text:span><text:span text:style-name="CD1"><text:span text:style-name="T8">send</text:span></text:span><text:span text:style-name="T3"> to invoke them. Other tricks also could be performed.</text:span></text:p>
      <text:p text:style-name="P8">However, we think that the example given here is adequate for most circumstances. The other variations we will leave as an exercise for the reader.</text:p>
      <text:p text:style-name="P11">13.2.10  Recursive Deletion in Parallel</text:p>
      <text:p text:style-name="FT"><text:span text:style-name="T3">Just for fun, let’s write some code to delete an entire directory tree, and let’s make it concurrent. The recursive deletion routine appears here in a threaded form. When we find that a directory entry is itself a directory, we start a new thread to trave</text:span><text:span text:style-name="T3">rse that directory and delete its contents.</text:span></text:p>
      <text:p text:style-name="IT"><text:span text:style-name="T3">As we go along, we keep track of the threads we’ve created in an array called </text:span><text:span text:style-name="CD1"><text:span text:style-name="T8">threads</text:span></text:span><text:span text:style-name="T3">; because this is a local variable, each thread will have its own copy of the array. It can be accessed by only one thread at a time, and there is no need to synchronize access to it.</text:span></text:p>
      <text:p text:style-name="IT"><text:span text:style-name="T3">Note also that we pass </text:span><text:span text:style-name="CD1"><text:span text:style-name="T8">fullname</text:span></text:span><text:span text:style-name="T3"> into the thread block so that we don’t have to worry about the thread accessing a variable that is changing. The thread uses </text:span><text:span text:style-name="CD1"><text:span text:style-name="T8">fn</text:span></text:span><text:span text:style-name="T3"> as a local copy of the same variable.</text:span></text:p>
      <text:p text:style-name="P8">When we have traversed an entire directory, we want to wait on the threads we have created before deleting the directory we’ve just finished working on.</text:p>
      <text:p text:style-name="P12"><text:s text:c="4"/>def delete_all(dir)</text:p>
      <text:p text:style-name="P13"><text:s text:c="6"/>threads = []</text:p>
      <text:p text:style-name="P13"><text:s text:c="6"/>Dir.foreach(dir) do |e|</text:p>
      <text:p text:style-name="P13"><text:s text:c="8"/>next if [".",".."].include? e <text:s text:c="9"/># Skip . and ..</text:p>
      <text:p text:style-name="P13"><text:s text:c="8"/>fullname = dir + "/" + e</text:p>
      <text:p text:style-name="P13"><text:s text:c="8"/>if FileTest.directory?(fullname)</text:p>
      <text:p text:style-name="P13"><text:s text:c="10"/>threads &lt;&lt; Thread.new(fullname) {|fn| delete_all(fn) }</text:p>
      <text:p text:style-name="P13"><text:s text:c="8"/>else</text:p>
      <text:p text:style-name="P13"><text:soft-page-break/><text:s text:c="10"/>File.delete(fullname)</text:p>
      <text:p text:style-name="P13"><text:s text:c="8"/>end</text:p>
      <text:p text:style-name="P13"><text:s text:c="6"/>end</text:p>
      <text:p text:style-name="P13"><text:s text:c="6"/>threads.each { |t| t.join }</text:p>
      <text:p text:style-name="P13"><text:s text:c="6"/>Dir.delete(dir)</text:p>
      <text:p text:style-name="P13"><text:s text:c="4"/>end</text:p>
      <text:p text:style-name="P13"/>
      <text:p text:style-name="P14"><text:s text:c="4"/>delete_all("/tmp/stuff")</text:p>
      <text:p text:style-name="IT"><text:span text:style-name="T3">Is this actually faster than the nonthreaded version? We’ve found that the answer is not consistent. It probably depends on your operating system as well as on the actual directory structure being deleted—that is, its depth, size of files, and so on</text:span><text:span text:style-name="T3">.</text:span></text:p>
      <text:p text:style-name="P10">13.3  Conclusion</text:p>
      <text:p text:style-name="FT"><text:span text:style-name="T5">As we’ve seen here, Ruby has so-called </text:span><text:span text:style-name="T7">green threads</text:span><text:span text:style-name="T3"> (not native threads). These do not benefit from having multiple processors in a machine, but they can still be used for some level of concurrency. Threads can be a useful technique in many circumstances, but they can be somewhat problematic to code and debug. This is particularly true when we use sophisticated synchronization methods to achieve correct results.</text:span></text:p>
      <text:p text:style-name="IT"><text:span text:style-name="T3">Ruby provides classes such as </text:span><text:span text:style-name="CD1"><text:span text:style-name="T8">Mutex</text:span></text:span><text:span text:style-name="T3">, </text:span><text:span text:style-name="CD1"><text:span text:style-name="T8">Monitor</text:span></text:span><text:span text:style-name="T3">, and </text:span><text:span text:style-name="CD1"><text:span text:style-name="T8">ConditionVariable</text:span></text:span><text:span text:style-name="T3"> to aid in synchronization. It also provides the built-in </text:span><text:span text:style-name="CD1"><text:span text:style-name="T8">Queue</text:span></text:span><text:span text:style-name="T3"> and </text:span><text:span text:style-name="CD1"><text:span text:style-name="T8">SizedQueue</text:span></text:span><text:span text:style-name="T3"> classes, which are thread-safe.</text:span></text:p>
      <text:p text:style-name="P8">In Chapter 14, “Scripting and System Administration,” we move away from a discussion of programming technique in itself to a more task-oriented topic. We’ll be ­discussing the use of Ruby for everyday scripting and system administration 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Garamond" svg:font-family="AGaramond" style:font-family-generic="roman" style:font-pitch="variable"/>
    <style:font-face style:name="AGaramond Italic" svg:font-family="'AGaramond Italic'" style:font-family-generic="roman" style:font-pitch="variable"/>
    <style:font-face style:name="Courier" svg:font-family="Courier" style:font-family-generic="roman" style:font-pitch="variable"/>
    <style:font-face style:name="Stone Sans" svg:font-family="'Stone Sans'" style:font-family-generic="roman" style:font-pitch="variable"/>
    <style:font-face style:name="Stone Sans Semibold" svg:font-family="'Stone Sans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Helvetica" fo:font-size="12pt" fo:language="en" fo:country="US" style:font-name-asian="Helvetica" style:font-size-asian="12pt" style:font-name-complex="Helvetica"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A" style:family="paragraph" style:parent-style-name="Standard">
      <style:paragraph-properties fo:margin-left="0.6665in" fo:margin-right="0in" fo:margin-top="0in" fo:margin-bottom="0.1252in" fo:line-height="0.3335in" fo:text-indent="0in" style:auto-text-indent="false"/>
      <style:text-properties fo:font-variant="small-caps" style:font-name="Stone Sans" fo:font-size="24pt" fo:letter-spacing="normal" fo:language="en" fo:country="US" style:font-name-asian="Stone Sans" style:font-size-asian="24pt" style:font-name-complex="Stone Sans"/>
    </style:style>
    <style:style style:name="HB" style:family="paragraph" style:parent-style-name="Standard">
      <style:paragraph-properties fo:margin-left="0.6665in" fo:margin-right="0in" fo:margin-top="0in" fo:margin-bottom="1in" fo:line-height="0.361in" fo:keep-together="always" fo:text-indent="0in" style:auto-text-indent="false"/>
      <style:text-properties style:font-name="Stone Sans Semibold" fo:font-size="24pt" fo:language="en" fo:country="US" style:font-name-asian="Stone Sans Semibold" style:font-size-asian="24pt" style:font-name-complex="Stone Sans Semibold"/>
    </style:style>
    <style:style style:name="FT" style:family="paragraph" style:parent-style-name="Standard">
      <style:paragraph-properties fo:line-height="0.1945in" fo:text-align="justify" style:justify-single-word="false" fo:keep-together="always"/>
      <style:text-properties style:font-name="AGaramond" fo:font-size="10.5pt" fo:language="en" fo:country="US" style:font-name-asian="AGaramond" style:font-size-asian="10.5pt" style:font-name-complex="AGaramond"/>
    </style:style>
    <style:style style:name="EX" style:family="paragraph" style:parent-style-name="Standard">
      <style:paragraph-properties fo:margin-left="0.25in" fo:margin-right="0.25in" fo:margin-top="0.0972in" fo:margin-bottom="0.0972in" fo:text-indent="0in" style:auto-text-indent="false"/>
      <style:text-properties style:font-name="AGaramond" fo:font-size="10pt" fo:language="en" fo:country="US" style:font-name-asian="AGaramond" style:font-size-asian="10pt" style:font-name-complex="AGaramond"/>
    </style:style>
    <style:style style:name="Quotation" style:family="paragraph" style:parent-style-name="FT" style:next-style-name="EX">
      <style:paragraph-properties fo:margin-left="0.6665in" fo:margin-right="0in" fo:margin-top="0in" fo:margin-bottom="0.1665in" fo:text-indent="0in" style:auto-text-indent="false">
        <style:tab-stops>
          <style:tab-stop style:position="4.9165in" style:type="right"/>
        </style:tab-stops>
      </style:paragraph-properties>
      <style:text-properties style:font-name="AGaramond Italic" fo:font-size="10.5pt" fo:language="en" fo:country="US" style:font-name-asian="AGaramond Italic" style:font-size-asian="10.5pt" style:font-name-complex="AGaramond Italic"/>
    </style:style>
    <style:style style:name="Quotation_20_Attribution" style:display-name="Quotation Attribution" style:family="paragraph">
      <style:paragraph-properties fo:margin-left="0.6665in" fo:margin-right="0in" fo:margin-top="0in" fo:margin-bottom="0.5in" fo:line-height="0.1945in" fo:text-align="end" style:justify-single-word="false" fo:keep-together="always" fo:text-indent="0in" style:auto-text-indent="false">
        <style:tab-stops>
          <style:tab-stop style:position="4.9165in" style:type="right"/>
        </style:tab-stops>
      </style:paragraph-properties>
      <style:text-properties style:use-window-font-color="true" style:font-name="AGaramond Italic" fo:font-size="10.5pt" fo:language="en" fo:country="US" style:font-name-asian="AGaramond Italic" style:font-size-asian="10.5pt" style:font-name-complex="AGaramond Italic" style:font-size-complex="10pt"/>
    </style:style>
    <style:style style:name="IT" style:family="paragraph" style:parent-style-name="FT">
      <style:paragraph-properties fo:margin-left="0in" fo:margin-right="0in" fo:text-indent="0.25in" style:auto-text-indent="false"/>
      <style:text-properties style:font-name="AGaramond" fo:font-size="10.5pt" fo:language="en" fo:country="US" style:font-name-asian="AGaramond" style:font-size-asian="10.5pt" style:font-name-complex="AGaramond"/>
    </style:style>
    <style:style style:name="HC" style:family="paragraph" style:parent-style-name="Standard" style:next-style-name="FT">
      <style:paragraph-properties fo:margin-top="0.25in" fo:margin-bottom="0.0693in" fo:line-height="0.25in" fo:keep-together="always" fo:keep-with-next="always"/>
      <style:text-properties style:font-name="Stone Sans Semibold" fo:font-size="14pt" fo:language="en" fo:country="US" style:font-name-asian="Stone Sans Semibold" style:font-size-asian="14pt" style:font-name-complex="Stone Sans Semibold"/>
    </style:style>
    <style:style style:name="HD" style:family="paragraph" style:parent-style-name="Standard" style:next-style-name="FT">
      <style:paragraph-properties fo:margin-top="0.2362in" fo:margin-bottom="0.0555in" fo:line-height="0.2083in" fo:keep-together="always" fo:keep-with-next="always"/>
      <style:text-properties style:font-name="Stone Sans" fo:font-size="13pt" fo:language="en" fo:country="US" style:font-name-asian="Stone Sans" style:font-size-asian="13pt" style:font-name-complex="Stone Sans"/>
    </style:style>
    <style:style style:name="C2" style:family="paragraph">
      <style:paragraph-properties fo:margin-left="0.25in" fo:margin-right="0in" fo:line-height="0.1665in" fo:keep-together="always" fo:text-indent="0in" style:auto-text-indent="false"/>
      <style:text-properties style:use-window-font-color="true" style:font-name="Courier" fo:font-size="8pt" fo:language="en" fo:country="US" style:font-name-asian="Courier" style:font-size-asian="8pt" style:font-name-complex="Courier" style:font-size-complex="10pt"/>
    </style:style>
    <style:style style:name="CDT1" style:family="paragraph" style:parent-style-name="C2">
      <style:paragraph-properties fo:margin-left="0in" fo:margin-right="0in" fo:margin-top="0.1665in" fo:margin-bottom="0in" fo:text-indent="0in" style:auto-text-indent="false"/>
      <style:text-properties style:font-name="Courier" fo:font-size="8pt" fo:language="en" fo:country="US" style:font-name-asian="Courier" style:font-size-asian="8pt" style:font-name-complex="Courier"/>
    </style:style>
    <style:style style:name="CDT" style:family="paragraph">
      <style:paragraph-properties fo:line-height="0.1665in" fo:keep-together="always"/>
      <style:text-properties style:use-window-font-color="true" style:font-name="Courier" fo:font-size="8pt" fo:language="en" fo:country="US" style:font-name-asian="Courier" style:font-size-asian="8pt" style:font-name-complex="Courier" style:font-size-complex="10pt"/>
    </style:style>
    <style:style style:name="CDTX" style:family="paragraph">
      <style:paragraph-properties fo:margin-top="0in" fo:margin-bottom="0.1665in" fo:line-height="0.1665in" fo:keep-together="always"/>
      <style:text-properties style:use-window-font-color="true" style:font-name="Courier" fo:font-size="8pt" fo:language="en" fo:country="US" style:font-name-asian="Courier" style:font-size-asian="8pt" style:font-name-complex="Courier" style:font-size-complex="10pt"/>
    </style:style>
    <style:style style:name="C1" style:family="paragraph">
      <style:paragraph-properties fo:margin-left="0.25in" fo:margin-right="0in" fo:margin-top="0.1665in" fo:margin-bottom="0.1665in" fo:line-height="0.1665in" fo:text-align="justify" style:justify-single-word="false" fo:keep-together="always" fo:text-indent="0in" style:auto-text-indent="false"/>
      <style:text-properties style:use-window-font-color="true" style:font-name="Courier" fo:font-size="8pt" fo:language="en" fo:country="US" style:font-name-asian="Courier" style:font-size-asian="8pt" style:font-name-complex="Courier" style:font-size-complex="10pt"/>
    </style:style>
    <style:style style:name="BL1" style:family="paragraph">
      <style:paragraph-properties fo:margin-left="0.25in" fo:margin-right="0in" fo:margin-top="0.1665in" fo:margin-bottom="0in" fo:line-height="0.1945in" fo:text-align="justify" style:justify-single-word="false" fo:keep-together="always" fo:text-indent="-0.25in" style:auto-text-indent="false">
        <style:tab-stops>
          <style:tab-stop style:position="0.1252in"/>
        </style:tab-stops>
      </style:paragraph-properties>
      <style:text-properties style:use-window-font-color="true" style:font-name="AGaramond" fo:font-size="10.5pt" fo:language="en" fo:country="US" style:font-name-asian="AGaramond" style:font-size-asian="10.5pt" style:font-name-complex="AGaramond" style:font-size-complex="10pt"/>
    </style:style>
    <style:style style:name="BL" style:family="paragraph" style:parent-style-name="FT">
      <style:paragraph-properties fo:margin-left="0.25in" fo:margin-right="0in" fo:margin-top="0.0693in" fo:margin-bottom="0in" fo:text-indent="-0.25in" style:auto-text-indent="false">
        <style:tab-stops>
          <style:tab-stop style:position="0.1252in"/>
        </style:tab-stops>
      </style:paragraph-properties>
      <style:text-properties style:font-name="AGaramond" fo:font-size="10.5pt" fo:language="en" fo:country="US" style:font-name-asian="AGaramond" style:font-size-asian="10.5pt" style:font-name-complex="AGaramond"/>
    </style:style>
    <style:style style:name="BX" style:family="paragraph" style:parent-style-name="BL" style:next-style-name="FT">
      <style:paragraph-properties fo:margin-top="0.0693in" fo:margin-bottom="0.1665in"/>
      <style:text-properties style:font-name="AGaramond" fo:font-size="10.5pt" fo:language="en" fo:country="US" style:font-name-asian="AGaramond" style:font-size-asian="10.5pt" style:font-name-complex="AGaramond"/>
    </style:style>
    <style:style style:name="LH" style:family="paragraph">
      <style:paragraph-properties fo:margin-top="0.222in" fo:margin-bottom="0.0835in" fo:line-height="0.139in" fo:keep-together="always"/>
      <style:text-properties style:use-window-font-color="true" style:font-name="Stone Sans" fo:font-size="8pt" fo:language="en" fo:country="US" style:font-name-asian="Stone Sans" style:font-size-asian="8pt" style:font-name-complex="Stone Sans" style:font-size-complex="10pt"/>
    </style:style>
    <style:style style:name="LC2" style:family="paragraph" style:parent-style-name="C2">
      <style:paragraph-properties fo:margin-left="0in" fo:margin-right="0in" fo:line-height="0.139in" fo:text-indent="0in" style:auto-text-indent="false"/>
      <style:text-properties style:font-name="Courier" fo:font-size="8pt" fo:language="en" fo:country="US" style:font-name-asian="Courier" style:font-size-asian="8pt" style:font-name-complex="Courier"/>
    </style:style>
    <style:style style:name="LC" style:family="paragraph" style:parent-style-name="LC2" style:next-style-name="LC2">
      <style:paragraph-properties fo:margin-top="0.0835in" fo:margin-bottom="0in"/>
      <style:text-properties style:font-name="Courier" fo:font-size="8pt" fo:language="en" fo:country="US" style:font-name-asian="Courier" style:font-size-asian="8pt" style:font-name-complex="Courier"/>
    </style:style>
    <style:style style:name="Body" style:family="paragraph" style:parent-style-name="Standard">
      <style:paragraph-properties fo:margin-left="0in" fo:margin-right="0in" fo:margin-top="0in" fo:margin-bottom="0.0417in" fo:line-height="0.1528in" fo:text-indent="0.25in" style:auto-text-indent="false"/>
      <style:text-properties style:font-name="AGaramond" fo:font-size="11pt" fo:language="en" fo:country="US" style:font-name-asian="AGaramond" style:font-size-asian="11pt" style:font-name-complex="AGaramond"/>
    </style:style>
    <style:style style:name="LX" style:family="paragraph" style:parent-style-name="LC2" style:next-style-name="Body">
      <style:paragraph-properties fo:margin-top="0in" fo:margin-bottom="0.25in"/>
      <style:text-properties style:font-name="Courier" fo:font-size="8pt" fo:language="en" fo:country="US" style:font-name-asian="Courier" style:font-size-asian="8pt" style:font-name-complex="Courier"/>
    </style:style>
    <style:style style:name="Default_20_Paragraph_20_Font" style:display-name="Default Paragraph Font" style:family="text"/>
    <style:style style:name="Chapter_20_Word" style:display-name="Chapter Word" style:family="text">
      <style:text-properties fo:font-variant="small-caps" style:font-name="Stone Sans" fo:font-size="20pt" fo:letter-spacing="normal" fo:language="en" fo:country="US" style:font-name-asian="Stone Sans" style:font-size-asian="20pt" style:font-name-complex="Stone Sans"/>
    </style:style>
    <style:style style:name="CD1" style:family="text">
      <style:text-properties style:font-name="Courier" fo:font-size="9pt" fo:language="en" fo:country="US" style:font-name-asian="Courier" style:font-size-asian="9pt" style:font-name-complex="Courier"/>
    </style:style>
    <style:style style:name="C1" style:family="text">
      <style:text-properties style:font-name="Courier" fo:font-size="9pt" fo:language="en" fo:country="US" style:font-name-asian="Courier" style:font-size-asian="9pt" style:font-name-complex="Courier"/>
    </style:style>
    <style:style style:name="C1_20_HD" style:display-name="C1 HD" style:family="text">
      <style:text-properties style:font-name="Courier" fo:font-size="13pt" fo:language="en" fo:country="US" style:font-name-asian="Courier" style:font-size-asian="13pt" style:font-name-complex="Courier"/>
    </style:style>
    <style:style style:name="FN" style:family="text">
      <style:text-properties style:font-name="Stone Sans Semibold" fo:font-size="8pt" fo:language="en" fo:country="US" style:font-name-asian="Stone Sans Semibold" style:font-size-asian="8pt" style:font-name-complex="Stone Sans Semibold"/>
    </style:style>
    <style:style style:name="Base_20_Font" style:display-name="Base Font" style:family="text">
      <style:text-properties style:font-name="AGaramond" fo:font-size="10.5pt" fo:language="en" fo:country="US" style:font-name-asian="AGaramond" style:font-size-asian="10.5pt" style:font-name-complex="AGaramon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166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document-statistic meta:table-count="0" meta:image-count="0" meta:object-count="0" meta:page-count="25" meta:paragraph-count="807" meta:word-count="6982" meta:character-count="44097" meta:non-whitespace-character-count="33603"/>
    <dc:date>2012-08-20T09:00:23</dc:date>
    <meta:user-defined meta:name="Info 1"/>
    <meta:user-defined meta:name="Info 2"/>
    <meta:user-defined meta:name="Info 3"/>
    <meta:user-defined meta:name="Info 4"/>
  </office:meta>
</office:document-meta>
</file>